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shadow="hidden"/>
    </style:style>
    <style:style style:name="gr2" style:family="graphic" style:parent-style-name="standard">
      <style:graphic-properties draw:stroke="solid" svg:stroke-width="0.026cm" svg:stroke-color="#36393d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1.35cm" fo:min-width="2.54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8cecc" draw:shadow="hidden"/>
    </style:style>
    <style:style style:name="gr5" style:family="graphic" style:parent-style-name="standard">
      <style:graphic-properties draw:stroke="solid" svg:stroke-width="0.026cm" svg:stroke-color="#b8545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none" draw:fill="none" draw:textarea-vertical-align="middle" fo:min-height="1.525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d5e8d4" draw:shadow="hidden"/>
    </style:style>
    <style:style style:name="gr8" style:family="graphic" style:parent-style-name="standard">
      <style:graphic-properties draw:stroke="solid" svg:stroke-width="0.026cm" svg:stroke-color="#82b366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0" style:family="graphic" style:parent-style-name="standard">
      <style:graphic-properties draw:stroke="none" draw:fill="none" draw:textarea-vertical-align="middle" fo:min-height="0.301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solid" draw:fill-color="#dae8fc" draw:shadow="hidden"/>
    </style:style>
    <style:style style:name="gr12" style:family="graphic" style:parent-style-name="standard">
      <style:graphic-properties draw:stroke="solid" svg:stroke-width="0.026cm" svg:stroke-color="#6c8ebf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3" style:family="graphic" style:parent-style-name="standard">
      <style:graphic-properties draw:stroke="none" draw:fill="solid" draw:fill-color="#fff2cc" draw:shadow="hidden"/>
    </style:style>
    <style:style style:name="gr14" style:family="graphic" style:parent-style-name="standard">
      <style:graphic-properties draw:stroke="solid" svg:stroke-width="0.026cm" svg:stroke-color="#d6b656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5" style:family="graphic" style:parent-style-name="standard">
      <style:graphic-properties draw:stroke="none" draw:fill="none" draw:textarea-vertical-align="middle" fo:min-height="0.6cm" fo:min-width="2.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vertical-align="middle" fo:min-height="0.7cm" fo:min-width="2.54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f5f5f5" draw:shadow="hidden"/>
    </style:style>
    <style:style style:name="gr18" style:family="graphic" style:parent-style-name="standard">
      <style:graphic-properties draw:stroke="solid" svg:stroke-width="0.026cm" svg:stroke-color="#666666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9" style:family="graphic" style:parent-style-name="standard">
      <style:graphic-properties draw:stroke="none" draw:fill="solid" draw:fill-color="#ffffff" draw:shadow="hidden"/>
    </style:style>
    <style:style style:name="gr20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1" style:family="graphic" style:parent-style-name="standard">
      <style:graphic-properties draw:stroke="none" draw:fill="none" draw:textarea-vertical-align="middle" fo:min-height="13.6cm" fo:min-width="2.5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vertical-align="middle" fo:min-height="1.275cm" fo:min-width="2.54cm" fo:padding-top="0cm" fo:padding-bottom="0cm" fo:padding-left="0cm" fo:padding-right="0cm"/>
    </style:style>
    <style:style style:name="gr23" style:family="graphic" style:parent-style-name="standard">
      <style:graphic-properties draw:stroke="dash" draw:stroke-dash="Dash_5f_0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4" style:family="graphic" style:parent-style-name="standard">
      <style:graphic-properties draw:stroke="none" draw:fill="none" draw:textarea-vertical-align="middle" fo:min-height="0.601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4.1cm" fo:min-width="2.5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vertical-align="middle" fo:min-height="1.6cm" fo:min-width="2.5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vertical-align="middle" fo:min-height="2.1cm" fo:min-width="2.5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vertical-align="middle" fo:min-height="0.35cm" fo:min-width="2.5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vertical-align="middle" fo:min-height="5.6cm" fo:min-width="2.5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vertical-align="middle" fo:min-height="0.4cm" fo:min-width="2.5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vertical-align="middle" fo:min-height="2.8cm" fo:min-width="2.54cm" fo:padding-top="0cm" fo:padding-bottom="0cm" fo:padding-left="0cm" fo:padding-right="0cm"/>
    </style:style>
    <style:style style:name="gr32" style:family="graphic" style:parent-style-name="standard">
      <style:graphic-properties draw:stroke="solid" svg:stroke-width="0.026cm" svg:stroke-color="#000000" draw:marker-end="Marker_5f_1" draw:marker-end-width="0.385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f8cecc"/>
    </style:style>
    <style:style style:name="P5" style:family="paragraph">
      <loext:graphic-properties draw:fill="solid" draw:fill-color="#d5e8d4"/>
    </style:style>
    <style:style style:name="P6" style:family="paragraph">
      <loext:graphic-properties draw:fill="solid" draw:fill-color="#dae8fc"/>
    </style:style>
    <style:style style:name="P7" style:family="paragraph">
      <loext:graphic-properties draw:fill="solid" draw:fill-color="#fff2cc"/>
    </style:style>
    <style:style style:name="P8" style:family="paragraph">
      <loext:graphic-properties draw:fill="solid" draw:fill-color="#f5f5f5"/>
    </style:style>
    <style:style style:name="P9" style:family="paragraph">
      <loext:graphic-properties draw:fill="solid" draw:fill-color="#ffffff"/>
    </style:style>
    <style:style style:name="T1" style:family="text">
      <style:text-properties fo:color="#000000" style:font-name="Helvetica" fo:font-size="8.30000019073486pt" style:font-name-asian="Helvetica" style:font-size-asian="8.30000019073486pt" style:font-name-complex="Helvetica" style:font-size-complex="8.30000019073486pt"/>
    </style:style>
    <style:style style:name="T2" style:family="text">
      <style:text-properties fo:color="#000000" style:font-name="Helvetica" fo:font-size="7.59999990463257pt" fo:background-color="#ffffff" style:font-name-asian="Helvetica" style:font-size-asian="7.59999990463257pt" style:font-name-complex="Helvetica" style:font-size-complex="7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xperiments" draw:style-name="dp1" draw:master-page-name="PM0">
        <draw:g>
          <draw:g>
            <draw:polygon draw:style-name="gr1" draw:text-style-name="P1" draw:layer="layout" svg:width="3cm" svg:height="1.5cm" svg:x="4.35cm" svg:y="4.85cm" svg:viewBox="0 0 3001 1501" draw:points="0,0 3001,0 3001,1501 0,1501">
              <text:p/>
            </draw:polygon>
            <draw:polygon draw:style-name="gr2" draw:text-style-name="P2" draw:layer="layout" svg:width="3cm" svg:height="1.5cm" svg:x="4.35cm" svg:y="4.8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4.425cm" svg:y="4.925cm">
            <draw:text-box>
              <text:p text:style-name="P3"><text:span text:style-name="T1">SEAGE</text:span></text:p>
            </draw:text-box>
          </draw:frame>
        </draw:g>
        <draw:g>
          <draw:g>
            <draw:path draw:style-name="gr4" draw:text-style-name="P4" draw:layer="layout" svg:width="2.75cm" svg:height="2.375cm" svg:x="4.475cm" svg:y="8.1cm" svg:viewBox="0 0 2751 2376" svg:d="M0 475c0-633 2751-633 2751 0v1426c0 633-2751 633-2751 0z">
              <text:p/>
            </draw:path>
            <draw:path draw:style-name="gr5" draw:text-style-name="P2" draw:layer="layout" svg:width="2.75cm" svg:height="2.375cm" svg:x="4.475cm" svg:y="8.1cm" svg:viewBox="0 0 2751 2376" svg:d="M0 475c0-633 2751-633 2751 0v1426c0 633-2751 633-2751 0zM0 475c0 475 2751 475 2751 0">
              <text:p/>
            </draw:path>
          </draw:g>
          <draw:frame draw:style-name="gr6" draw:text-style-name="P2" draw:layer="layout" svg:width="2.6cm" svg:height="1.525cm" svg:x="4.55cm" svg:y="8.875cm">
            <draw:text-box>
              <text:p text:style-name="P3"><text:span text:style-name="T1">NoSQL</text:span></text:p>
            </draw:text-box>
          </draw:frame>
        </draw:g>
        <draw:g>
          <draw:g>
            <draw:polygon draw:style-name="gr7" draw:text-style-name="P5" draw:layer="layout" svg:width="3cm" svg:height="1.5cm" svg:x="9.85cm" svg:y="8.537cm" svg:viewBox="0 0 3001 1501" draw:points="0,0 3001,0 3001,1501 0,1501">
              <text:p/>
            </draw:polygon>
            <draw:polygon draw:style-name="gr8" draw:text-style-name="P2" draw:layer="layout" svg:width="3cm" svg:height="1.5cm" svg:x="9.85cm" svg:y="8.537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9.925cm" svg:y="8.612cm">
            <draw:text-box>
              <text:p text:style-name="P3"><text:span text:style-name="T1">Spark</text:span></text:p>
            </draw:text-box>
          </draw:frame>
        </draw:g>
        <draw:g>
          <draw:line draw:style-name="gr9" draw:text-style-name="P2" draw:layer="layout" svg:x1="5.85cm" svg:y1="6.35cm" svg:x2="5.85cm" svg:y2="8.099cm">
            <text:p/>
          </draw:line>
          <draw:frame draw:style-name="gr10" draw:text-style-name="P2" draw:layer="layout" svg:width="3.54cm" svg:height="0.583cm" svg:x="4.08cm" svg:y="6.934cm">
            <draw:text-box>
              <text:p text:style-name="P3"><text:span text:style-name="T2">ExperimentTaskReports</text:span></text:p>
            </draw:text-box>
          </draw:frame>
        </draw:g>
        <draw:g>
          <draw:polyline draw:style-name="gr9" draw:text-style-name="P2" draw:layer="layout" svg:width="4cm" svg:height="2.938cm" svg:x="7.35cm" svg:y="5.6cm" svg:viewBox="0 0 4001 2939" draw:points="0,0 4001,0 4001,2939">
            <text:p/>
          </draw:polyline>
          <draw:frame draw:style-name="gr10" draw:text-style-name="P2" draw:layer="layout" svg:width="2.55cm" svg:height="0.583cm" svg:x="9.55cm" svg:y="5.309cm">
            <draw:text-box>
              <text:p text:style-name="P3"><text:span text:style-name="T2">ExperimentTasks</text:span></text:p>
            </draw:text-box>
          </draw:frame>
        </draw:g>
        <draw:g>
          <draw:g>
            <draw:polygon draw:style-name="gr11" draw:text-style-name="P6" draw:layer="layout" svg:width="3cm" svg:height="1.5cm" svg:x="16.788cm" svg:y="4.913cm" svg:viewBox="0 0 3001 1501" draw:points="0,0 3001,0 3001,1501 0,1501">
              <text:p/>
            </draw:polygon>
            <draw:polygon draw:style-name="gr12" draw:text-style-name="P2" draw:layer="layout" svg:width="3cm" svg:height="1.5cm" svg:x="16.788cm" svg:y="4.913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6.863cm" svg:y="4.988cm">
            <draw:text-box>
              <text:p text:style-name="P3"><text:span text:style-name="T1">Experiment</text:span></text:p>
            </draw:text-box>
          </draw:frame>
        </draw:g>
        <draw:g>
          <draw:g>
            <draw:polygon draw:style-name="gr13" draw:text-style-name="P7" draw:layer="layout" svg:width="3cm" svg:height="1.5cm" svg:x="20.788cm" svg:y="4.913cm" svg:viewBox="0 0 3001 1501" draw:points="0,0 3001,0 3001,1501 0,1501">
              <text:p/>
            </draw:polygon>
            <draw:polygon draw:style-name="gr14" draw:text-style-name="P2" draw:layer="layout" svg:width="3cm" svg:height="1.5cm" svg:x="20.788cm" svg:y="4.913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0.863cm" svg:y="4.988cm">
            <draw:text-box>
              <text:p text:style-name="P3"><text:span text:style-name="T1">ExperimentStage</text:span></text:p>
            </draw:text-box>
          </draw:frame>
        </draw:g>
        <draw:g>
          <draw:g>
            <draw:polygon draw:style-name="gr13" draw:text-style-name="P7" draw:layer="layout" svg:width="3cm" svg:height="1.5cm" svg:x="24.788cm" svg:y="4.913cm" svg:viewBox="0 0 3001 1501" draw:points="0,0 3001,0 3001,1501 0,1501">
              <text:p/>
            </draw:polygon>
            <draw:polygon draw:style-name="gr14" draw:text-style-name="P2" draw:layer="layout" svg:width="3cm" svg:height="1.5cm" svg:x="24.788cm" svg:y="4.913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4.863cm" svg:y="4.988cm">
            <draw:text-box>
              <text:p text:style-name="P3"><text:span text:style-name="T1">ExperimentStage</text:span></text:p>
            </draw:text-box>
          </draw:frame>
        </draw:g>
        <draw:g>
          <draw:g>
            <draw:polygon draw:style-name="gr13" draw:text-style-name="P7" draw:layer="layout" svg:width="3cm" svg:height="1.5cm" svg:x="29.038cm" svg:y="4.913cm" svg:viewBox="0 0 3001 1501" draw:points="0,0 3001,0 3001,1501 0,1501">
              <text:p/>
            </draw:polygon>
            <draw:polygon draw:style-name="gr14" draw:text-style-name="P2" draw:layer="layout" svg:width="3cm" svg:height="1.5cm" svg:x="29.038cm" svg:y="4.913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9.112cm" svg:y="4.988cm">
            <draw:text-box>
              <text:p text:style-name="P3"><text:span text:style-name="T1">ExperimentStage</text:span></text:p>
            </draw:text-box>
          </draw:frame>
        </draw:g>
        <draw:line draw:style-name="gr9" draw:text-style-name="P2" draw:layer="layout" svg:x1="23.788cm" svg:y1="5.662cm" svg:x2="24.787cm" svg:y2="5.662cm">
          <text:p/>
        </draw:line>
        <draw:line draw:style-name="gr9" draw:text-style-name="P2" draw:layer="layout" svg:x1="27.788cm" svg:y1="5.662cm" svg:x2="29.038cm" svg:y2="5.662cm">
          <text:p/>
        </draw:line>
        <draw:line draw:style-name="gr9" draw:text-style-name="P2" draw:layer="layout" svg:x1="19.788cm" svg:y1="5.662cm" svg:x2="20.788cm" svg:y2="5.662cm">
          <text:p/>
        </draw:line>
        <draw:polyline draw:style-name="gr9" draw:text-style-name="P2" draw:layer="layout" svg:width="0cm" svg:height="3.386cm" svg:x="22.3cm" svg:y="6.412cm" svg:viewBox="0 0 0 3387" draw:points="0,0 0,1687 0,3387">
          <text:p/>
        </draw:polyline>
        <draw:polyline draw:style-name="gr9" draw:text-style-name="P2" draw:layer="layout" svg:width="0cm" svg:height="3.386cm" svg:x="26.3cm" svg:y="6.412cm" svg:viewBox="0 0 0 3387" draw:points="0,0 0,1687 0,3387">
          <text:p/>
        </draw:polyline>
        <draw:polyline draw:style-name="gr9" draw:text-style-name="P2" draw:layer="layout" svg:width="0cm" svg:height="3.386cm" svg:x="30.55cm" svg:y="6.412cm" svg:viewBox="0 0 0 3387" draw:points="0,0 0,1687 0,3387">
          <text:p/>
        </draw:polyline>
        <draw:polyline draw:style-name="gr9" draw:text-style-name="P2" draw:layer="layout" svg:width="1.411cm" svg:height="0cm" svg:x="8.875cm" svg:y="13.5cm" svg:viewBox="0 0 1412 0" draw:points="0,0 699,0 1412,0">
          <text:p/>
        </draw:polyline>
        <draw:g>
          <draw:g>
            <draw:polygon draw:style-name="gr11" draw:text-style-name="P6" draw:layer="layout" svg:width="5.075cm" svg:height="1.5cm" svg:x="3.8cm" svg:y="12.75cm" svg:viewBox="0 0 5076 1501" draw:points="0,0 5076,0 5076,1501 0,1501">
              <text:p/>
            </draw:polygon>
            <draw:polygon draw:style-name="gr12" draw:text-style-name="P2" draw:layer="layout" svg:width="5.075cm" svg:height="1.5cm" svg:x="3.8cm" svg:y="12.75cm" svg:viewBox="0 0 5076 1501" draw:points="0,0 5076,0 5076,1501 0,1501">
              <text:p/>
            </draw:polygon>
          </draw:g>
          <draw:frame draw:style-name="gr3" draw:text-style-name="P2" draw:layer="layout" svg:width="4.925cm" svg:height="1.35cm" svg:x="3.875cm" svg:y="12.825cm">
            <draw:text-box>
              <text:p text:style-name="P3"><text:span text:style-name="T1">SingleAlgorithmParamsRandom Experimenter</text:span></text:p>
            </draw:text-box>
          </draw:frame>
        </draw:g>
        <draw:polyline draw:style-name="gr9" draw:text-style-name="P2" draw:layer="layout" svg:width="0cm" svg:height="3.386cm" svg:x="11.8cm" svg:y="14.237cm" svg:viewBox="0 0 0 3387" draw:points="0,0 0,1687 0,3387">
          <text:p/>
        </draw:polyline>
        <draw:g>
          <draw:g>
            <draw:polygon draw:style-name="gr13" draw:text-style-name="P7" draw:layer="layout" svg:width="3cm" svg:height="1.5cm" svg:x="10.288cm" svg:y="12.738cm" svg:viewBox="0 0 3001 1501" draw:points="0,0 3001,0 3001,1501 0,1501">
              <text:p/>
            </draw:polygon>
            <draw:polygon draw:style-name="gr14" draw:text-style-name="P2" draw:layer="layout" svg:width="3cm" svg:height="1.5cm" svg:x="10.288cm" svg:y="12.738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0.362cm" svg:y="12.813cm">
            <draw:text-box>
              <text:p text:style-name="P3"><text:span text:style-name="T1">ExperimentStage</text:span></text:p>
            </draw:text-box>
          </draw:frame>
        </draw:g>
        <draw:g>
          <draw:g>
            <draw:polygon draw:style-name="gr7" draw:text-style-name="P5" draw:layer="layout" svg:width="3cm" svg:height="0.75cm" svg:x="10.288cm" svg:y="15.237cm" svg:viewBox="0 0 3001 751" draw:points="0,0 3001,0 3001,751 0,751">
              <text:p/>
            </draw:polygon>
            <draw:polygon draw:style-name="gr8" draw:text-style-name="P2" draw:layer="layout" svg:width="3cm" svg:height="0.75cm" svg:x="10.288cm" svg:y="15.23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0.362cm" svg:y="15.31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0.288cm" svg:y="16.438cm" svg:viewBox="0 0 3001 751" draw:points="0,0 3001,0 3001,751 0,751">
              <text:p/>
            </draw:polygon>
            <draw:polygon draw:style-name="gr8" draw:text-style-name="P2" draw:layer="layout" svg:width="3cm" svg:height="0.75cm" svg:x="10.288cm" svg:y="16.43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0.362cm" svg:y="16.51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0.288cm" svg:y="17.613cm" svg:viewBox="0 0 3001 751" draw:points="0,0 3001,0 3001,751 0,751">
              <text:p/>
            </draw:polygon>
            <draw:polygon draw:style-name="gr8" draw:text-style-name="P2" draw:layer="layout" svg:width="3cm" svg:height="0.75cm" svg:x="10.288cm" svg:y="17.613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0.362cm" svg:y="17.688cm">
            <draw:text-box>
              <text:p text:style-name="P3"><text:span text:style-name="T1">ExperimentTask</text:span></text:p>
            </draw:text-box>
          </draw:frame>
        </draw:g>
        <draw:polyline draw:style-name="gr9" draw:text-style-name="P2" draw:layer="layout" svg:width="1.261cm" svg:height="0cm" svg:x="21.875cm" svg:y="13.5cm" svg:viewBox="0 0 1262 0" draw:points="0,0 625,0 1262,0">
          <text:p/>
        </draw:polyline>
        <draw:g>
          <draw:g>
            <draw:polygon draw:style-name="gr11" draw:text-style-name="P6" draw:layer="layout" svg:width="5.225cm" svg:height="1.5cm" svg:x="16.65cm" svg:y="12.75cm" svg:viewBox="0 0 5226 1501" draw:points="0,0 5226,0 5226,1501 0,1501">
              <text:p/>
            </draw:polygon>
            <draw:polygon draw:style-name="gr12" draw:text-style-name="P2" draw:layer="layout" svg:width="5.225cm" svg:height="1.5cm" svg:x="16.65cm" svg:y="12.75cm" svg:viewBox="0 0 5226 1501" draw:points="0,0 5226,0 5226,1501 0,1501">
              <text:p/>
            </draw:polygon>
          </draw:g>
          <draw:frame draw:style-name="gr3" draw:text-style-name="P2" draw:layer="layout" svg:width="5.075cm" svg:height="1.35cm" svg:x="16.725cm" svg:y="12.825cm">
            <draw:text-box>
              <text:p text:style-name="P3"><text:span text:style-name="T1">SingleAlgorithmParamsEvolution Experimenter</text:span></text:p>
            </draw:text-box>
          </draw:frame>
        </draw:g>
        <draw:polyline draw:style-name="gr9" draw:text-style-name="P2" draw:layer="layout" svg:width="0cm" svg:height="3.386cm" svg:x="24.65cm" svg:y="14.237cm" svg:viewBox="0 0 0 3387" draw:points="0,0 0,1687 0,3387">
          <text:p/>
        </draw:polyline>
        <draw:g>
          <draw:g>
            <draw:polygon draw:style-name="gr13" draw:text-style-name="P7" draw:layer="layout" svg:width="3cm" svg:height="1.5cm" svg:x="23.138cm" svg:y="12.738cm" svg:viewBox="0 0 3001 1501" draw:points="0,0 3001,0 3001,1501 0,1501">
              <text:p/>
            </draw:polygon>
            <draw:polygon draw:style-name="gr14" draw:text-style-name="P2" draw:layer="layout" svg:width="3cm" svg:height="1.5cm" svg:x="23.138cm" svg:y="12.738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3.213cm" svg:y="12.813cm">
            <draw:text-box>
              <text:p text:style-name="P3"><text:span text:style-name="T1">ExperimentStage (iter 1)</text:span></text:p>
            </draw:text-box>
          </draw:frame>
        </draw:g>
        <draw:g>
          <draw:g>
            <draw:polygon draw:style-name="gr7" draw:text-style-name="P5" draw:layer="layout" svg:width="3cm" svg:height="0.75cm" svg:x="23.138cm" svg:y="15.237cm" svg:viewBox="0 0 3001 751" draw:points="0,0 3001,0 3001,751 0,751">
              <text:p/>
            </draw:polygon>
            <draw:polygon draw:style-name="gr8" draw:text-style-name="P2" draw:layer="layout" svg:width="3cm" svg:height="0.75cm" svg:x="23.138cm" svg:y="15.237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3.213cm" svg:y="15.263cm">
            <draw:text-box>
              <text:p text:style-name="P3"><text:span text:style-name="T1">ExperimentTask A1C1</text:span></text:p>
            </draw:text-box>
          </draw:frame>
        </draw:g>
        <draw:g>
          <draw:g>
            <draw:polygon draw:style-name="gr7" draw:text-style-name="P5" draw:layer="layout" svg:width="3cm" svg:height="0.75cm" svg:x="23.138cm" svg:y="16.438cm" svg:viewBox="0 0 3001 751" draw:points="0,0 3001,0 3001,751 0,751">
              <text:p/>
            </draw:polygon>
            <draw:polygon draw:style-name="gr8" draw:text-style-name="P2" draw:layer="layout" svg:width="3cm" svg:height="0.75cm" svg:x="23.138cm" svg:y="16.438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3.213cm" svg:y="16.463cm">
            <draw:text-box>
              <text:p text:style-name="P3"><text:span text:style-name="T1">ExperimentTask </text:span><text:span text:style-name="T1">A1C2</text:span></text:p>
            </draw:text-box>
          </draw:frame>
        </draw:g>
        <draw:g>
          <draw:g>
            <draw:polygon draw:style-name="gr7" draw:text-style-name="P5" draw:layer="layout" svg:width="3cm" svg:height="0.75cm" svg:x="23.138cm" svg:y="17.613cm" svg:viewBox="0 0 3001 751" draw:points="0,0 3001,0 3001,751 0,751">
              <text:p/>
            </draw:polygon>
            <draw:polygon draw:style-name="gr8" draw:text-style-name="P2" draw:layer="layout" svg:width="3cm" svg:height="0.75cm" svg:x="23.138cm" svg:y="17.613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3.213cm" svg:y="17.638cm">
            <draw:text-box>
              <text:p text:style-name="P3"><text:span text:style-name="T1">ExperimentTask </text:span><text:span text:style-name="T1">A1Cn</text:span></text:p>
            </draw:text-box>
          </draw:frame>
        </draw:g>
        <draw:line draw:style-name="gr9" draw:text-style-name="P2" draw:layer="layout" svg:x1="28.825cm" svg:y1="14.237cm" svg:x2="28.825cm" svg:y2="17.624cm">
          <text:p/>
        </draw:line>
        <draw:g>
          <draw:g>
            <draw:polygon draw:style-name="gr13" draw:text-style-name="P7" draw:layer="layout" svg:width="3cm" svg:height="1.5cm" svg:x="27.325cm" svg:y="12.738cm" svg:viewBox="0 0 3001 1501" draw:points="0,0 3001,0 3001,1501 0,1501">
              <text:p/>
            </draw:polygon>
            <draw:polygon draw:style-name="gr14" draw:text-style-name="P2" draw:layer="layout" svg:width="3cm" svg:height="1.5cm" svg:x="27.325cm" svg:y="12.738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7.4cm" svg:y="12.813cm">
            <draw:text-box>
              <text:p text:style-name="P3"><text:span text:style-name="T1">ExperimentStage (iter 2)</text:span></text:p>
            </draw:text-box>
          </draw:frame>
        </draw:g>
        <draw:g>
          <draw:g>
            <draw:polygon draw:style-name="gr7" draw:text-style-name="P5" draw:layer="layout" svg:width="3cm" svg:height="0.75cm" svg:x="27.325cm" svg:y="15.237cm" svg:viewBox="0 0 3001 751" draw:points="0,0 3001,0 3001,751 0,751">
              <text:p/>
            </draw:polygon>
            <draw:polygon draw:style-name="gr8" draw:text-style-name="P2" draw:layer="layout" svg:width="3cm" svg:height="0.75cm" svg:x="27.325cm" svg:y="15.237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7.4cm" svg:y="15.263cm">
            <draw:text-box>
              <text:p text:style-name="P3"><text:span text:style-name="T1">ExperimentTask A1Cn+1</text:span></text:p>
            </draw:text-box>
          </draw:frame>
        </draw:g>
        <draw:g>
          <draw:g>
            <draw:polygon draw:style-name="gr7" draw:text-style-name="P5" draw:layer="layout" svg:width="3cm" svg:height="0.75cm" svg:x="27.325cm" svg:y="16.438cm" svg:viewBox="0 0 3001 751" draw:points="0,0 3001,0 3001,751 0,751">
              <text:p/>
            </draw:polygon>
            <draw:polygon draw:style-name="gr8" draw:text-style-name="P2" draw:layer="layout" svg:width="3cm" svg:height="0.75cm" svg:x="27.325cm" svg:y="16.438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7.4cm" svg:y="16.463cm">
            <draw:text-box>
              <text:p text:style-name="P3"><text:span text:style-name="T1">ExperimentTask A1Cn+2</text:span></text:p>
            </draw:text-box>
          </draw:frame>
        </draw:g>
        <draw:g>
          <draw:g>
            <draw:polygon draw:style-name="gr7" draw:text-style-name="P5" draw:layer="layout" svg:width="3cm" svg:height="0.75cm" svg:x="27.325cm" svg:y="17.613cm" svg:viewBox="0 0 3001 751" draw:points="0,0 3001,0 3001,751 0,751">
              <text:p/>
            </draw:polygon>
            <draw:polygon draw:style-name="gr8" draw:text-style-name="P2" draw:layer="layout" svg:width="3cm" svg:height="0.75cm" svg:x="27.325cm" svg:y="17.613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7.4cm" svg:y="17.638cm">
            <draw:text-box>
              <text:p text:style-name="P3"><text:span text:style-name="T1">ExperimentTask </text:span><text:span text:style-name="T1">A1C2n</text:span></text:p>
            </draw:text-box>
          </draw:frame>
        </draw:g>
        <draw:polyline draw:style-name="gr9" draw:text-style-name="P2" draw:layer="layout" svg:width="1.186cm" svg:height="0cm" svg:x="26.138cm" svg:y="13.5cm" svg:viewBox="0 0 1187 0" draw:points="0,0 587,0 1187,0">
          <text:p/>
        </draw:polyline>
        <draw:line draw:style-name="gr9" draw:text-style-name="P2" draw:layer="layout" svg:x1="33.075cm" svg:y1="14.237cm" svg:x2="33.075cm" svg:y2="17.624cm">
          <text:p/>
        </draw:line>
        <draw:g>
          <draw:g>
            <draw:polygon draw:style-name="gr13" draw:text-style-name="P7" draw:layer="layout" svg:width="3cm" svg:height="1.5cm" svg:x="31.575cm" svg:y="12.738cm" svg:viewBox="0 0 3001 1501" draw:points="0,0 3001,0 3001,1501 0,1501">
              <text:p/>
            </draw:polygon>
            <draw:polygon draw:style-name="gr14" draw:text-style-name="P2" draw:layer="layout" svg:width="3cm" svg:height="1.5cm" svg:x="31.575cm" svg:y="12.738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31.65cm" svg:y="12.813cm">
            <draw:text-box>
              <text:p text:style-name="P3"><text:span text:style-name="T1">ExperimentStage  (iter m)</text:span></text:p>
            </draw:text-box>
          </draw:frame>
        </draw:g>
        <draw:g>
          <draw:g>
            <draw:polygon draw:style-name="gr7" draw:text-style-name="P5" draw:layer="layout" svg:width="3cm" svg:height="0.75cm" svg:x="31.575cm" svg:y="15.237cm" svg:viewBox="0 0 3001 751" draw:points="0,0 3001,0 3001,751 0,751">
              <text:p/>
            </draw:polygon>
            <draw:polygon draw:style-name="gr8" draw:text-style-name="P2" draw:layer="layout" svg:width="3cm" svg:height="0.75cm" svg:x="31.575cm" svg:y="15.237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31.65cm" svg:y="15.263cm">
            <draw:text-box>
              <text:p text:style-name="P3"><text:span text:style-name="T1">ExperimentTask A1Cm*n+1</text:span></text:p>
            </draw:text-box>
          </draw:frame>
        </draw:g>
        <draw:g>
          <draw:g>
            <draw:polygon draw:style-name="gr7" draw:text-style-name="P5" draw:layer="layout" svg:width="3cm" svg:height="0.75cm" svg:x="31.575cm" svg:y="16.438cm" svg:viewBox="0 0 3001 751" draw:points="0,0 3001,0 3001,751 0,751">
              <text:p/>
            </draw:polygon>
            <draw:polygon draw:style-name="gr8" draw:text-style-name="P2" draw:layer="layout" svg:width="3cm" svg:height="0.75cm" svg:x="31.575cm" svg:y="16.438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31.65cm" svg:y="16.463cm">
            <draw:text-box>
              <text:p text:style-name="P3"><text:span text:style-name="T1">ExperimentTask </text:span><text:span text:style-name="T1">A1Cm*n+2</text:span></text:p>
            </draw:text-box>
          </draw:frame>
        </draw:g>
        <draw:g>
          <draw:g>
            <draw:polygon draw:style-name="gr7" draw:text-style-name="P5" draw:layer="layout" svg:width="3cm" svg:height="0.75cm" svg:x="31.575cm" svg:y="17.613cm" svg:viewBox="0 0 3001 751" draw:points="0,0 3001,0 3001,751 0,751">
              <text:p/>
            </draw:polygon>
            <draw:polygon draw:style-name="gr8" draw:text-style-name="P2" draw:layer="layout" svg:width="3cm" svg:height="0.75cm" svg:x="31.575cm" svg:y="17.613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31.65cm" svg:y="17.638cm">
            <draw:text-box>
              <text:p text:style-name="P3"><text:span text:style-name="T1">ExperimentTask </text:span><text:span text:style-name="T1">A1Cm*n+n</text:span></text:p>
            </draw:text-box>
          </draw:frame>
        </draw:g>
        <draw:polyline draw:style-name="gr9" draw:text-style-name="P2" draw:layer="layout" svg:width="1.249cm" svg:height="0cm" svg:x="30.325cm" svg:y="13.5cm" svg:viewBox="0 0 1250 0" draw:points="0,0 625,0 1250,0">
          <text:p/>
        </draw:polyline>
        <draw:line draw:style-name="gr9" draw:text-style-name="P2" draw:layer="layout" svg:x1="10.35cm" svg:y1="22.725cm" svg:x2="12.599cm" svg:y2="22.725cm">
          <text:p/>
        </draw:line>
        <draw:g>
          <draw:g>
            <draw:polygon draw:style-name="gr11" draw:text-style-name="P6" draw:layer="layout" svg:width="6.55cm" svg:height="1.5cm" svg:x="3.8cm" svg:y="21.975cm" svg:viewBox="0 0 6551 1501" draw:points="0,0 6551,0 6551,1501 0,1501">
              <text:p/>
            </draw:polygon>
            <draw:polygon draw:style-name="gr12" draw:text-style-name="P2" draw:layer="layout" svg:width="6.55cm" svg:height="1.5cm" svg:x="3.8cm" svg:y="21.975cm" svg:viewBox="0 0 6551 1501" draw:points="0,0 6551,0 6551,1501 0,1501">
              <text:p/>
            </draw:polygon>
          </draw:g>
          <draw:frame draw:style-name="gr3" draw:text-style-name="P2" draw:layer="layout" svg:width="6.4cm" svg:height="1.35cm" svg:x="3.875cm" svg:y="22.05cm">
            <draw:text-box>
              <text:p text:style-name="P3"><text:span text:style-name="T1">MultiAlgorithmAlgsA</text:span><text:span text:style-name="T1">ndParamsRandom </text:span><text:span text:style-name="T1">Experimenter</text:span></text:p>
            </draw:text-box>
          </draw:frame>
        </draw:g>
        <draw:line draw:style-name="gr9" draw:text-style-name="P2" draw:layer="layout" svg:x1="14.1cm" svg:y1="23.475cm" svg:x2="14.1cm" svg:y2="26.849cm">
          <text:p/>
        </draw:line>
        <draw:line draw:style-name="gr9" draw:text-style-name="P2" draw:layer="layout" svg:x1="15.6cm" svg:y1="22.725cm" svg:x2="16.8cm" svg:y2="22.725cm">
          <text:p/>
        </draw:line>
        <draw:g>
          <draw:g>
            <draw:polygon draw:style-name="gr13" draw:text-style-name="P7" draw:layer="layout" svg:width="3cm" svg:height="1.5cm" svg:x="12.6cm" svg:y="21.975cm" svg:viewBox="0 0 3001 1501" draw:points="0,0 3001,0 3001,1501 0,1501">
              <text:p/>
            </draw:polygon>
            <draw:polygon draw:style-name="gr14" draw:text-style-name="P2" draw:layer="layout" svg:width="3cm" svg:height="1.5cm" svg:x="12.6cm" svg:y="21.9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2.675cm" svg:y="22.05cm">
            <draw:text-box>
              <text:p text:style-name="P3"><text:span text:style-name="T1">ExperimentStage </text:span><text:span text:style-name="T1">(iter 1)</text:span></text:p>
            </draw:text-box>
          </draw:frame>
        </draw:g>
        <draw:g>
          <draw:g>
            <draw:polygon draw:style-name="gr7" draw:text-style-name="P5" draw:layer="layout" svg:width="3cm" svg:height="0.75cm" svg:x="12.6cm" svg:y="24.475cm" svg:viewBox="0 0 3001 751" draw:points="0,0 3001,0 3001,751 0,751">
              <text:p/>
            </draw:polygon>
            <draw:polygon draw:style-name="gr8" draw:text-style-name="P2" draw:layer="layout" svg:width="3cm" svg:height="0.75cm" svg:x="12.6cm" svg:y="24.4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2.675cm" svg:y="24.5cm">
            <draw:text-box>
              <text:p text:style-name="P3"><text:span text:style-name="T1">ExperimentTask </text:span><text:span text:style-name="T1">A1C1</text:span></text:p>
            </draw:text-box>
          </draw:frame>
        </draw:g>
        <draw:g>
          <draw:g>
            <draw:polygon draw:style-name="gr7" draw:text-style-name="P5" draw:layer="layout" svg:width="3cm" svg:height="0.75cm" svg:x="12.6cm" svg:y="25.675cm" svg:viewBox="0 0 3001 751" draw:points="0,0 3001,0 3001,751 0,751">
              <text:p/>
            </draw:polygon>
            <draw:polygon draw:style-name="gr8" draw:text-style-name="P2" draw:layer="layout" svg:width="3cm" svg:height="0.75cm" svg:x="12.6cm" svg:y="25.6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2.675cm" svg:y="25.7cm">
            <draw:text-box>
              <text:p text:style-name="P3"><text:span text:style-name="T1">ExperimentTask </text:span><text:span text:style-name="T1">A2C1</text:span></text:p>
            </draw:text-box>
          </draw:frame>
        </draw:g>
        <draw:g>
          <draw:g>
            <draw:polygon draw:style-name="gr7" draw:text-style-name="P5" draw:layer="layout" svg:width="3cm" svg:height="0.75cm" svg:x="12.6cm" svg:y="26.85cm" svg:viewBox="0 0 3001 751" draw:points="0,0 3001,0 3001,751 0,751">
              <text:p/>
            </draw:polygon>
            <draw:polygon draw:style-name="gr8" draw:text-style-name="P2" draw:layer="layout" svg:width="3cm" svg:height="0.75cm" svg:x="12.6cm" svg:y="26.8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2.675cm" svg:y="26.875cm">
            <draw:text-box>
              <text:p text:style-name="P3"><text:span text:style-name="T1">ExperimentTask AnC1</text:span></text:p>
            </draw:text-box>
          </draw:frame>
        </draw:g>
        <draw:polyline draw:style-name="gr9" draw:text-style-name="P2" draw:layer="layout" svg:width="0cm" svg:height="3.373cm" svg:x="18.3cm" svg:y="23.475cm" svg:viewBox="0 0 0 3374" draw:points="0,0 0,1700 0,3374">
          <text:p/>
        </draw:polyline>
        <draw:line draw:style-name="gr9" draw:text-style-name="P2" draw:layer="layout" svg:x1="19.788cm" svg:y1="22.725cm" svg:x2="21.05cm" svg:y2="22.725cm">
          <text:p/>
        </draw:line>
        <draw:g>
          <draw:g>
            <draw:polygon draw:style-name="gr13" draw:text-style-name="P7" draw:layer="layout" svg:width="3cm" svg:height="1.5cm" svg:x="16.788cm" svg:y="21.975cm" svg:viewBox="0 0 3001 1501" draw:points="0,0 3001,0 3001,1501 0,1501">
              <text:p/>
            </draw:polygon>
            <draw:polygon draw:style-name="gr14" draw:text-style-name="P2" draw:layer="layout" svg:width="3cm" svg:height="1.5cm" svg:x="16.788cm" svg:y="21.9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6.863cm" svg:y="22.05cm">
            <draw:text-box>
              <text:p text:style-name="P3"><text:span text:style-name="T1">ExperimentStage (iter 2)</text:span></text:p>
            </draw:text-box>
          </draw:frame>
        </draw:g>
        <draw:g>
          <draw:g>
            <draw:polygon draw:style-name="gr7" draw:text-style-name="P5" draw:layer="layout" svg:width="3cm" svg:height="0.75cm" svg:x="16.788cm" svg:y="24.475cm" svg:viewBox="0 0 3001 751" draw:points="0,0 3001,0 3001,751 0,751">
              <text:p/>
            </draw:polygon>
            <draw:polygon draw:style-name="gr8" draw:text-style-name="P2" draw:layer="layout" svg:width="3cm" svg:height="0.75cm" svg:x="16.788cm" svg:y="24.4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6.863cm" svg:y="24.5cm">
            <draw:text-box>
              <text:p text:style-name="P3"><text:span text:style-name="T1">ExperimentTask  A1C2</text:span></text:p>
            </draw:text-box>
          </draw:frame>
        </draw:g>
        <draw:g>
          <draw:g>
            <draw:polygon draw:style-name="gr7" draw:text-style-name="P5" draw:layer="layout" svg:width="3cm" svg:height="0.75cm" svg:x="16.788cm" svg:y="25.675cm" svg:viewBox="0 0 3001 751" draw:points="0,0 3001,0 3001,751 0,751">
              <text:p/>
            </draw:polygon>
            <draw:polygon draw:style-name="gr8" draw:text-style-name="P2" draw:layer="layout" svg:width="3cm" svg:height="0.75cm" svg:x="16.788cm" svg:y="25.6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6.863cm" svg:y="25.7cm">
            <draw:text-box>
              <text:p text:style-name="P3"><text:span text:style-name="T1">ExperimentTask A2C2</text:span></text:p>
            </draw:text-box>
          </draw:frame>
        </draw:g>
        <draw:g>
          <draw:g>
            <draw:polygon draw:style-name="gr7" draw:text-style-name="P5" draw:layer="layout" svg:width="3cm" svg:height="0.75cm" svg:x="16.788cm" svg:y="26.85cm" svg:viewBox="0 0 3001 751" draw:points="0,0 3001,0 3001,751 0,751">
              <text:p/>
            </draw:polygon>
            <draw:polygon draw:style-name="gr8" draw:text-style-name="P2" draw:layer="layout" svg:width="3cm" svg:height="0.75cm" svg:x="16.788cm" svg:y="26.8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6.863cm" svg:y="26.875cm">
            <draw:text-box>
              <text:p text:style-name="P3"><text:span text:style-name="T1">ExperimentTask AnC2</text:span></text:p>
            </draw:text-box>
          </draw:frame>
        </draw:g>
        <draw:polyline draw:style-name="gr9" draw:text-style-name="P2" draw:layer="layout" svg:width="0cm" svg:height="3.373cm" svg:x="22.55cm" svg:y="23.475cm" svg:viewBox="0 0 0 3374" draw:points="0,0 0,1700 0,3374">
          <text:p/>
        </draw:polyline>
        <draw:g>
          <draw:g>
            <draw:polygon draw:style-name="gr13" draw:text-style-name="P7" draw:layer="layout" svg:width="3cm" svg:height="1.5cm" svg:x="21.038cm" svg:y="21.975cm" svg:viewBox="0 0 3001 1501" draw:points="0,0 3001,0 3001,1501 0,1501">
              <text:p/>
            </draw:polygon>
            <draw:polygon draw:style-name="gr14" draw:text-style-name="P2" draw:layer="layout" svg:width="3cm" svg:height="1.5cm" svg:x="21.038cm" svg:y="21.9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1.112cm" svg:y="22.05cm">
            <draw:text-box>
              <text:p text:style-name="P3"><text:span text:style-name="T1">ExperimentStage  (iter n)</text:span></text:p>
            </draw:text-box>
          </draw:frame>
        </draw:g>
        <draw:g>
          <draw:g>
            <draw:polygon draw:style-name="gr7" draw:text-style-name="P5" draw:layer="layout" svg:width="3cm" svg:height="0.75cm" svg:x="21.038cm" svg:y="24.475cm" svg:viewBox="0 0 3001 751" draw:points="0,0 3001,0 3001,751 0,751">
              <text:p/>
            </draw:polygon>
            <draw:polygon draw:style-name="gr8" draw:text-style-name="P2" draw:layer="layout" svg:width="3cm" svg:height="0.75cm" svg:x="21.038cm" svg:y="24.4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1.112cm" svg:y="24.5cm">
            <draw:text-box>
              <text:p text:style-name="P3"><text:span text:style-name="T1">ExperimentTask A1C3</text:span></text:p>
            </draw:text-box>
          </draw:frame>
        </draw:g>
        <draw:g>
          <draw:g>
            <draw:polygon draw:style-name="gr7" draw:text-style-name="P5" draw:layer="layout" svg:width="3cm" svg:height="0.75cm" svg:x="21.038cm" svg:y="25.675cm" svg:viewBox="0 0 3001 751" draw:points="0,0 3001,0 3001,751 0,751">
              <text:p/>
            </draw:polygon>
            <draw:polygon draw:style-name="gr8" draw:text-style-name="P2" draw:layer="layout" svg:width="3cm" svg:height="0.75cm" svg:x="21.038cm" svg:y="25.6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1.112cm" svg:y="25.7cm">
            <draw:text-box>
              <text:p text:style-name="P3"><text:span text:style-name="T1">ExperimentTask A2C3</text:span></text:p>
            </draw:text-box>
          </draw:frame>
        </draw:g>
        <draw:g>
          <draw:g>
            <draw:polygon draw:style-name="gr7" draw:text-style-name="P5" draw:layer="layout" svg:width="3cm" svg:height="0.75cm" svg:x="21.038cm" svg:y="26.85cm" svg:viewBox="0 0 3001 751" draw:points="0,0 3001,0 3001,751 0,751">
              <text:p/>
            </draw:polygon>
            <draw:polygon draw:style-name="gr8" draw:text-style-name="P2" draw:layer="layout" svg:width="3cm" svg:height="0.75cm" svg:x="21.038cm" svg:y="26.8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1.112cm" svg:y="26.875cm">
            <draw:text-box>
              <text:p text:style-name="P3"><text:span text:style-name="T1">ExperimentTask AnC3</text:span></text:p>
            </draw:text-box>
          </draw:frame>
        </draw:g>
        <draw:line draw:style-name="gr9" draw:text-style-name="P2" draw:layer="layout" svg:x1="7.75cm" svg:y1="34.225cm" svg:x2="12.55cm" svg:y2="34.225cm">
          <text:p/>
        </draw:line>
        <draw:g>
          <draw:g>
            <draw:polygon draw:style-name="gr11" draw:text-style-name="P6" draw:layer="layout" svg:width="5.05cm" svg:height="1.5cm" svg:x="3.8cm" svg:y="30.975cm" svg:viewBox="0 0 5051 1501" draw:points="0,0 5051,0 5051,1501 0,1501">
              <text:p/>
            </draw:polygon>
            <draw:polygon draw:style-name="gr12" draw:text-style-name="P2" draw:layer="layout" svg:width="5.05cm" svg:height="1.5cm" svg:x="3.8cm" svg:y="30.975cm" svg:viewBox="0 0 5051 1501" draw:points="0,0 5051,0 5051,1501 0,1501">
              <text:p/>
            </draw:polygon>
          </draw:g>
          <draw:frame draw:style-name="gr3" draw:text-style-name="P2" draw:layer="layout" svg:width="4.9cm" svg:height="1.35cm" svg:x="3.875cm" svg:y="31.05cm">
            <draw:text-box>
              <text:p text:style-name="P3"><text:span text:style-name="T1">MultiAlgorithmEvolution Experimenter</text:span></text:p>
            </draw:text-box>
          </draw:frame>
        </draw:g>
        <draw:line draw:style-name="gr9" draw:text-style-name="P2" draw:layer="layout" svg:x1="14.05cm" svg:y1="34.975cm" svg:x2="14.05cm" svg:y2="38.349cm">
          <text:p/>
        </draw:line>
        <draw:line draw:style-name="gr9" draw:text-style-name="P2" draw:layer="layout" svg:x1="15.55cm" svg:y1="34.225cm" svg:x2="16.749cm" svg:y2="34.225cm">
          <text:p/>
        </draw:line>
        <draw:g>
          <draw:g>
            <draw:polygon draw:style-name="gr13" draw:text-style-name="P7" draw:layer="layout" svg:width="3cm" svg:height="1.5cm" svg:x="12.55cm" svg:y="33.475cm" svg:viewBox="0 0 3001 1501" draw:points="0,0 3001,0 3001,1501 0,1501">
              <text:p/>
            </draw:polygon>
            <draw:polygon draw:style-name="gr14" draw:text-style-name="P2" draw:layer="layout" svg:width="3cm" svg:height="1.5cm" svg:x="12.55cm" svg:y="33.4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2.625cm" svg:y="33.55cm">
            <draw:text-box>
              <text:p text:style-name="P3"><text:span text:style-name="T1">ExperimentStage (iter 1)</text:span></text:p>
            </draw:text-box>
          </draw:frame>
        </draw:g>
        <draw:g>
          <draw:g>
            <draw:polygon draw:style-name="gr7" draw:text-style-name="P5" draw:layer="layout" svg:width="3cm" svg:height="0.75cm" svg:x="12.55cm" svg:y="35.975cm" svg:viewBox="0 0 3001 751" draw:points="0,0 3001,0 3001,751 0,751">
              <text:p/>
            </draw:polygon>
            <draw:polygon draw:style-name="gr8" draw:text-style-name="P2" draw:layer="layout" svg:width="3cm" svg:height="0.75cm" svg:x="12.55cm" svg:y="35.9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2.625cm" svg:y="36cm">
            <draw:text-box>
              <text:p text:style-name="P3"><text:span text:style-name="T1">ExperimentTask A1C1</text:span></text:p>
            </draw:text-box>
          </draw:frame>
        </draw:g>
        <draw:g>
          <draw:g>
            <draw:polygon draw:style-name="gr7" draw:text-style-name="P5" draw:layer="layout" svg:width="3cm" svg:height="0.75cm" svg:x="12.55cm" svg:y="37.175cm" svg:viewBox="0 0 3001 751" draw:points="0,0 3001,0 3001,751 0,751">
              <text:p/>
            </draw:polygon>
            <draw:polygon draw:style-name="gr8" draw:text-style-name="P2" draw:layer="layout" svg:width="3cm" svg:height="0.75cm" svg:x="12.55cm" svg:y="37.1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2.625cm" svg:y="37.2cm">
            <draw:text-box>
              <text:p text:style-name="P3"><text:span text:style-name="T1">ExperimentTask A2C1</text:span></text:p>
            </draw:text-box>
          </draw:frame>
        </draw:g>
        <draw:g>
          <draw:g>
            <draw:polygon draw:style-name="gr7" draw:text-style-name="P5" draw:layer="layout" svg:width="3cm" svg:height="0.75cm" svg:x="12.55cm" svg:y="38.35cm" svg:viewBox="0 0 3001 751" draw:points="0,0 3001,0 3001,751 0,751">
              <text:p/>
            </draw:polygon>
            <draw:polygon draw:style-name="gr8" draw:text-style-name="P2" draw:layer="layout" svg:width="3cm" svg:height="0.75cm" svg:x="12.55cm" svg:y="38.3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2.625cm" svg:y="38.375cm">
            <draw:text-box>
              <text:p text:style-name="P3"><text:span text:style-name="T1">ExperimentTask AnC1</text:span></text:p>
            </draw:text-box>
          </draw:frame>
        </draw:g>
        <draw:polyline draw:style-name="gr9" draw:text-style-name="P2" draw:layer="layout" svg:width="0cm" svg:height="3.373cm" svg:x="18.25cm" svg:y="34.975cm" svg:viewBox="0 0 0 3374" draw:points="0,0 0,1700 0,3374">
          <text:p/>
        </draw:polyline>
        <draw:line draw:style-name="gr9" draw:text-style-name="P2" draw:layer="layout" svg:x1="19.738cm" svg:y1="34.225cm" svg:x2="21cm" svg:y2="34.225cm">
          <text:p/>
        </draw:line>
        <draw:g>
          <draw:g>
            <draw:polygon draw:style-name="gr13" draw:text-style-name="P7" draw:layer="layout" svg:width="3cm" svg:height="1.5cm" svg:x="16.738cm" svg:y="33.475cm" svg:viewBox="0 0 3001 1501" draw:points="0,0 3001,0 3001,1501 0,1501">
              <text:p/>
            </draw:polygon>
            <draw:polygon draw:style-name="gr14" draw:text-style-name="P2" draw:layer="layout" svg:width="3cm" svg:height="1.5cm" svg:x="16.738cm" svg:y="33.4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6.813cm" svg:y="33.55cm">
            <draw:text-box>
              <text:p text:style-name="P3"><text:span text:style-name="T1">ExperimentStage (iter 2)</text:span></text:p>
            </draw:text-box>
          </draw:frame>
        </draw:g>
        <draw:g>
          <draw:g>
            <draw:polygon draw:style-name="gr7" draw:text-style-name="P5" draw:layer="layout" svg:width="3cm" svg:height="0.75cm" svg:x="16.738cm" svg:y="35.975cm" svg:viewBox="0 0 3001 751" draw:points="0,0 3001,0 3001,751 0,751">
              <text:p/>
            </draw:polygon>
            <draw:polygon draw:style-name="gr8" draw:text-style-name="P2" draw:layer="layout" svg:width="3cm" svg:height="0.75cm" svg:x="16.738cm" svg:y="35.9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6.813cm" svg:y="36cm">
            <draw:text-box>
              <text:p text:style-name="P3"><text:span text:style-name="T1">ExperimentTask  A1C2</text:span></text:p>
            </draw:text-box>
          </draw:frame>
        </draw:g>
        <draw:g>
          <draw:g>
            <draw:polygon draw:style-name="gr7" draw:text-style-name="P5" draw:layer="layout" svg:width="3cm" svg:height="0.75cm" svg:x="16.738cm" svg:y="37.175cm" svg:viewBox="0 0 3001 751" draw:points="0,0 3001,0 3001,751 0,751">
              <text:p/>
            </draw:polygon>
            <draw:polygon draw:style-name="gr8" draw:text-style-name="P2" draw:layer="layout" svg:width="3cm" svg:height="0.75cm" svg:x="16.738cm" svg:y="37.1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6.813cm" svg:y="37.2cm">
            <draw:text-box>
              <text:p text:style-name="P3"><text:span text:style-name="T1">ExperimentTask A2C2</text:span></text:p>
            </draw:text-box>
          </draw:frame>
        </draw:g>
        <draw:g>
          <draw:g>
            <draw:polygon draw:style-name="gr7" draw:text-style-name="P5" draw:layer="layout" svg:width="3cm" svg:height="0.75cm" svg:x="16.738cm" svg:y="38.35cm" svg:viewBox="0 0 3001 751" draw:points="0,0 3001,0 3001,751 0,751">
              <text:p/>
            </draw:polygon>
            <draw:polygon draw:style-name="gr8" draw:text-style-name="P2" draw:layer="layout" svg:width="3cm" svg:height="0.75cm" svg:x="16.738cm" svg:y="38.3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16.813cm" svg:y="38.375cm">
            <draw:text-box>
              <text:p text:style-name="P3"><text:span text:style-name="T1">ExperimentTask AnC2</text:span></text:p>
            </draw:text-box>
          </draw:frame>
        </draw:g>
        <draw:polyline draw:style-name="gr9" draw:text-style-name="P2" draw:layer="layout" svg:width="0cm" svg:height="3.373cm" svg:x="22.5cm" svg:y="34.975cm" svg:viewBox="0 0 0 3374" draw:points="0,0 0,1700 0,3374">
          <text:p/>
        </draw:polyline>
        <draw:g>
          <draw:g>
            <draw:polygon draw:style-name="gr13" draw:text-style-name="P7" draw:layer="layout" svg:width="3cm" svg:height="1.5cm" svg:x="20.988cm" svg:y="33.475cm" svg:viewBox="0 0 3001 1501" draw:points="0,0 3001,0 3001,1501 0,1501">
              <text:p/>
            </draw:polygon>
            <draw:polygon draw:style-name="gr14" draw:text-style-name="P2" draw:layer="layout" svg:width="3cm" svg:height="1.5cm" svg:x="20.988cm" svg:y="33.4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1.062cm" svg:y="33.55cm">
            <draw:text-box>
              <text:p text:style-name="P3"><text:span text:style-name="T1">ExperimentStage  (iter n)</text:span></text:p>
            </draw:text-box>
          </draw:frame>
        </draw:g>
        <draw:g>
          <draw:g>
            <draw:polygon draw:style-name="gr7" draw:text-style-name="P5" draw:layer="layout" svg:width="3cm" svg:height="0.75cm" svg:x="20.988cm" svg:y="35.975cm" svg:viewBox="0 0 3001 751" draw:points="0,0 3001,0 3001,751 0,751">
              <text:p/>
            </draw:polygon>
            <draw:polygon draw:style-name="gr8" draw:text-style-name="P2" draw:layer="layout" svg:width="3cm" svg:height="0.75cm" svg:x="20.988cm" svg:y="35.9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1.062cm" svg:y="36cm">
            <draw:text-box>
              <text:p text:style-name="P3"><text:span text:style-name="T1">ExperimentTask A1C3</text:span></text:p>
            </draw:text-box>
          </draw:frame>
        </draw:g>
        <draw:g>
          <draw:g>
            <draw:polygon draw:style-name="gr7" draw:text-style-name="P5" draw:layer="layout" svg:width="3cm" svg:height="0.75cm" svg:x="20.988cm" svg:y="37.175cm" svg:viewBox="0 0 3001 751" draw:points="0,0 3001,0 3001,751 0,751">
              <text:p/>
            </draw:polygon>
            <draw:polygon draw:style-name="gr8" draw:text-style-name="P2" draw:layer="layout" svg:width="3cm" svg:height="0.75cm" svg:x="20.988cm" svg:y="37.17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1.062cm" svg:y="37.2cm">
            <draw:text-box>
              <text:p text:style-name="P3"><text:span text:style-name="T1">ExperimentTask A2C3</text:span></text:p>
            </draw:text-box>
          </draw:frame>
        </draw:g>
        <draw:g>
          <draw:g>
            <draw:polygon draw:style-name="gr7" draw:text-style-name="P5" draw:layer="layout" svg:width="3cm" svg:height="0.75cm" svg:x="20.988cm" svg:y="38.35cm" svg:viewBox="0 0 3001 751" draw:points="0,0 3001,0 3001,751 0,751">
              <text:p/>
            </draw:polygon>
            <draw:polygon draw:style-name="gr8" draw:text-style-name="P2" draw:layer="layout" svg:width="3cm" svg:height="0.75cm" svg:x="20.988cm" svg:y="38.35cm" svg:viewBox="0 0 3001 751" draw:points="0,0 3001,0 3001,751 0,751">
              <text:p/>
            </draw:polygon>
          </draw:g>
          <draw:frame draw:style-name="gr16" draw:text-style-name="P2" draw:layer="layout" svg:width="2.85cm" svg:height="0.7cm" svg:x="21.062cm" svg:y="38.375cm">
            <draw:text-box>
              <text:p text:style-name="P3"><text:span text:style-name="T1">ExperimentTask AnC3</text:span></text:p>
            </draw:text-box>
          </draw:frame>
        </draw:g>
        <draw:g>
          <draw:g>
            <draw:polygon draw:style-name="gr17" draw:text-style-name="P8" draw:layer="layout" svg:width="3cm" svg:height="1.5cm" svg:x="4.75cm" svg:y="33.475cm" svg:viewBox="0 0 3001 1501" draw:points="0,0 3001,0 3001,1501 0,1501">
              <text:p/>
            </draw:polygon>
            <draw:polygon draw:style-name="gr18" draw:text-style-name="P2" draw:layer="layout" svg:width="3cm" svg:height="1.5cm" svg:x="4.75cm" svg:y="33.4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4.825cm" svg:y="33.55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7" draw:text-style-name="P8" draw:layer="layout" svg:width="3cm" svg:height="1.5cm" svg:x="4.75cm" svg:y="37.725cm" svg:viewBox="0 0 3001 1501" draw:points="0,0 3001,0 3001,1501 0,1501">
              <text:p/>
            </draw:polygon>
            <draw:polygon draw:style-name="gr18" draw:text-style-name="P2" draw:layer="layout" svg:width="3cm" svg:height="1.5cm" svg:x="4.75cm" svg:y="37.72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4.825cm" svg:y="37.8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7" draw:text-style-name="P8" draw:layer="layout" svg:width="3cm" svg:height="1.5cm" svg:x="4.75cm" svg:y="41.975cm" svg:viewBox="0 0 3001 1501" draw:points="0,0 3001,0 3001,1501 0,1501">
              <text:p/>
            </draw:polygon>
            <draw:polygon draw:style-name="gr18" draw:text-style-name="P2" draw:layer="layout" svg:width="3cm" svg:height="1.5cm" svg:x="4.75cm" svg:y="41.9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4.825cm" svg:y="42.05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9" draw:text-style-name="P9" draw:layer="layout" svg:width="4.35cm" svg:height="13.75cm" svg:x="4.15cm" svg:y="32.975cm" svg:viewBox="0 0 4351 13751" draw:points="0,0 4351,0 4351,13751 0,13751">
              <text:p/>
            </draw:polygon>
            <draw:polygon draw:style-name="gr20" draw:text-style-name="P2" draw:layer="layout" svg:width="4.35cm" svg:height="13.75cm" svg:x="4.15cm" svg:y="32.975cm" svg:viewBox="0 0 4351 13751" draw:points="0,0 4351,0 4351,13751 0,13751">
              <text:p/>
            </draw:polygon>
          </draw:g>
          <draw:frame draw:style-name="gr21" draw:text-style-name="P2" draw:layer="layout" svg:width="4.2cm" svg:height="13.6cm" svg:x="4.225cm" svg:y="39.65cm">
            <draw:text-box>
              <text:p text:style-name="P3"><text:span text:style-name="T1">Generation 1</text:span></text:p>
            </draw:text-box>
          </draw:frame>
        </draw:g>
        <draw:g>
          <draw:g>
            <draw:polygon draw:style-name="gr19" draw:text-style-name="P9" draw:layer="layout" svg:width="4.5cm" svg:height="13.75cm" svg:x="25.6cm" svg:y="32.975cm" svg:viewBox="0 0 4501 13751" draw:points="0,0 4501,0 4501,13751 0,13751">
              <text:p/>
            </draw:polygon>
            <draw:polygon draw:style-name="gr20" draw:text-style-name="P2" draw:layer="layout" svg:width="4.5cm" svg:height="13.75cm" svg:x="25.6cm" svg:y="32.975cm" svg:viewBox="0 0 4501 13751" draw:points="0,0 4501,0 4501,13751 0,13751">
              <text:p/>
            </draw:polygon>
          </draw:g>
          <draw:frame draw:style-name="gr21" draw:text-style-name="P2" draw:layer="layout" svg:width="4.35cm" svg:height="13.6cm" svg:x="25.675cm" svg:y="39.65cm">
            <draw:text-box>
              <text:p text:style-name="P3"><text:span text:style-name="T1">Generation 2</text:span></text:p>
            </draw:text-box>
          </draw:frame>
        </draw:g>
        <draw:g>
          <draw:g>
            <draw:polygon draw:style-name="gr17" draw:text-style-name="P8" draw:layer="layout" svg:width="3cm" svg:height="1.5cm" svg:x="26.35cm" svg:y="33.475cm" svg:viewBox="0 0 3001 1501" draw:points="0,0 3001,0 3001,1501 0,1501">
              <text:p/>
            </draw:polygon>
            <draw:polygon draw:style-name="gr18" draw:text-style-name="P2" draw:layer="layout" svg:width="3cm" svg:height="1.5cm" svg:x="26.35cm" svg:y="33.4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6.425cm" svg:y="33.55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7" draw:text-style-name="P8" draw:layer="layout" svg:width="3cm" svg:height="1.5cm" svg:x="26.35cm" svg:y="37.725cm" svg:viewBox="0 0 3001 1501" draw:points="0,0 3001,0 3001,1501 0,1501">
              <text:p/>
            </draw:polygon>
            <draw:polygon draw:style-name="gr18" draw:text-style-name="P2" draw:layer="layout" svg:width="3cm" svg:height="1.5cm" svg:x="26.35cm" svg:y="37.72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6.425cm" svg:y="37.8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7" draw:text-style-name="P8" draw:layer="layout" svg:width="3cm" svg:height="1.5cm" svg:x="26.35cm" svg:y="41.975cm" svg:viewBox="0 0 3001 1501" draw:points="0,0 3001,0 3001,1501 0,1501">
              <text:p/>
            </draw:polygon>
            <draw:polygon draw:style-name="gr18" draw:text-style-name="P2" draw:layer="layout" svg:width="3cm" svg:height="1.5cm" svg:x="26.35cm" svg:y="41.9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6.425cm" svg:y="42.05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9" draw:text-style-name="P9" draw:layer="layout" svg:width="4.6cm" svg:height="13.75cm" svg:x="32.35cm" svg:y="32.975cm" svg:viewBox="0 0 4601 13751" draw:points="0,0 4601,0 4601,13751 0,13751">
              <text:p/>
            </draw:polygon>
            <draw:polygon draw:style-name="gr20" draw:text-style-name="P2" draw:layer="layout" svg:width="4.6cm" svg:height="13.75cm" svg:x="32.35cm" svg:y="32.975cm" svg:viewBox="0 0 4601 13751" draw:points="0,0 4601,0 4601,13751 0,13751">
              <text:p/>
            </draw:polygon>
          </draw:g>
          <draw:frame draw:style-name="gr21" draw:text-style-name="P2" draw:layer="layout" svg:width="4.45cm" svg:height="13.6cm" svg:x="32.425cm" svg:y="39.65cm">
            <draw:text-box>
              <text:p text:style-name="P3"><text:span text:style-name="T1">Generation n</text:span></text:p>
            </draw:text-box>
          </draw:frame>
        </draw:g>
        <draw:g>
          <draw:g>
            <draw:polygon draw:style-name="gr17" draw:text-style-name="P8" draw:layer="layout" svg:width="3cm" svg:height="1.5cm" svg:x="33.2cm" svg:y="33.475cm" svg:viewBox="0 0 3001 1501" draw:points="0,0 3001,0 3001,1501 0,1501">
              <text:p/>
            </draw:polygon>
            <draw:polygon draw:style-name="gr18" draw:text-style-name="P2" draw:layer="layout" svg:width="3cm" svg:height="1.5cm" svg:x="33.2cm" svg:y="33.4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33.275cm" svg:y="33.55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7" draw:text-style-name="P8" draw:layer="layout" svg:width="3cm" svg:height="1.5cm" svg:x="33.2cm" svg:y="37.725cm" svg:viewBox="0 0 3001 1501" draw:points="0,0 3001,0 3001,1501 0,1501">
              <text:p/>
            </draw:polygon>
            <draw:polygon draw:style-name="gr18" draw:text-style-name="P2" draw:layer="layout" svg:width="3cm" svg:height="1.5cm" svg:x="33.2cm" svg:y="37.72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33.275cm" svg:y="37.8cm">
            <draw:text-box>
              <text:p text:style-name="P3"><text:span text:style-name="T1">EvolutionSubject</text:span></text:p>
            </draw:text-box>
          </draw:frame>
        </draw:g>
        <draw:g>
          <draw:g>
            <draw:polygon draw:style-name="gr17" draw:text-style-name="P8" draw:layer="layout" svg:width="3cm" svg:height="1.5cm" svg:x="33.2cm" svg:y="41.975cm" svg:viewBox="0 0 3001 1501" draw:points="0,0 3001,0 3001,1501 0,1501">
              <text:p/>
            </draw:polygon>
            <draw:polygon draw:style-name="gr18" draw:text-style-name="P2" draw:layer="layout" svg:width="3cm" svg:height="1.5cm" svg:x="33.2cm" svg:y="41.9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33.275cm" svg:y="42.05cm">
            <draw:text-box>
              <text:p text:style-name="P3"><text:span text:style-name="T1">EvolutionSubject</text:span></text:p>
            </draw:text-box>
          </draw:frame>
        </draw:g>
        <draw:polyline draw:style-name="gr9" draw:text-style-name="P2" draw:layer="layout" svg:width="0cm" svg:height="0.499cm" svg:x="6.325cm" svg:y="32.475cm" svg:viewBox="0 0 0 500" draw:points="0,0 0,500 0,0 0,500">
          <text:p/>
        </draw:polyline>
        <draw:line draw:style-name="gr9" draw:text-style-name="P2" draw:layer="layout" svg:x1="8.5cm" svg:y1="39.85cm" svg:x2="25.6cm" svg:y2="39.85cm">
          <text:p/>
        </draw:line>
        <draw:line draw:style-name="gr9" draw:text-style-name="P2" draw:layer="layout" svg:x1="30.1cm" svg:y1="39.85cm" svg:x2="32.35cm" svg:y2="39.85cm">
          <text:p/>
        </draw:line>
        <draw:g>
          <draw:g>
            <draw:polygon draw:style-name="gr7" draw:text-style-name="P5" draw:layer="layout" svg:width="3cm" svg:height="0.75cm" svg:x="20.788cm" svg:y="7.412cm" svg:viewBox="0 0 3001 751" draw:points="0,0 3001,0 3001,751 0,751">
              <text:p/>
            </draw:polygon>
            <draw:polygon draw:style-name="gr8" draw:text-style-name="P2" draw:layer="layout" svg:width="3cm" svg:height="0.75cm" svg:x="20.788cm" svg:y="7.41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863cm" svg:y="7.48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788cm" svg:y="8.612cm" svg:viewBox="0 0 3001 751" draw:points="0,0 3001,0 3001,751 0,751">
              <text:p/>
            </draw:polygon>
            <draw:polygon draw:style-name="gr8" draw:text-style-name="P2" draw:layer="layout" svg:width="3cm" svg:height="0.75cm" svg:x="20.788cm" svg:y="8.61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863cm" svg:y="8.688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788cm" svg:y="9.787cm" svg:viewBox="0 0 3001 751" draw:points="0,0 3001,0 3001,751 0,751">
              <text:p/>
            </draw:polygon>
            <draw:polygon draw:style-name="gr8" draw:text-style-name="P2" draw:layer="layout" svg:width="3cm" svg:height="0.75cm" svg:x="20.788cm" svg:y="9.7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863cm" svg:y="9.86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788cm" svg:y="7.425cm" svg:viewBox="0 0 3001 751" draw:points="0,0 3001,0 3001,751 0,751">
              <text:p/>
            </draw:polygon>
            <draw:polygon draw:style-name="gr8" draw:text-style-name="P2" draw:layer="layout" svg:width="3cm" svg:height="0.75cm" svg:x="24.788cm" svg:y="7.4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863cm" svg:y="7.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788cm" svg:y="8.625cm" svg:viewBox="0 0 3001 751" draw:points="0,0 3001,0 3001,751 0,751">
              <text:p/>
            </draw:polygon>
            <draw:polygon draw:style-name="gr8" draw:text-style-name="P2" draw:layer="layout" svg:width="3cm" svg:height="0.75cm" svg:x="24.788cm" svg:y="8.6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863cm" svg:y="8.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788cm" svg:y="9.8cm" svg:viewBox="0 0 3001 751" draw:points="0,0 3001,0 3001,751 0,751">
              <text:p/>
            </draw:polygon>
            <draw:polygon draw:style-name="gr8" draw:text-style-name="P2" draw:layer="layout" svg:width="3cm" svg:height="0.75cm" svg:x="24.788cm" svg:y="9.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863cm" svg:y="9.8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9.038cm" svg:y="7.412cm" svg:viewBox="0 0 3001 751" draw:points="0,0 3001,0 3001,751 0,751">
              <text:p/>
            </draw:polygon>
            <draw:polygon draw:style-name="gr8" draw:text-style-name="P2" draw:layer="layout" svg:width="3cm" svg:height="0.75cm" svg:x="29.038cm" svg:y="7.41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9.112cm" svg:y="7.48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9.038cm" svg:y="8.612cm" svg:viewBox="0 0 3001 751" draw:points="0,0 3001,0 3001,751 0,751">
              <text:p/>
            </draw:polygon>
            <draw:polygon draw:style-name="gr8" draw:text-style-name="P2" draw:layer="layout" svg:width="3cm" svg:height="0.75cm" svg:x="29.038cm" svg:y="8.61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9.112cm" svg:y="8.688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9.038cm" svg:y="9.787cm" svg:viewBox="0 0 3001 751" draw:points="0,0 3001,0 3001,751 0,751">
              <text:p/>
            </draw:polygon>
            <draw:polygon draw:style-name="gr8" draw:text-style-name="P2" draw:layer="layout" svg:width="3cm" svg:height="0.75cm" svg:x="29.038cm" svg:y="9.7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9.112cm" svg:y="9.863cm">
            <draw:text-box>
              <text:p text:style-name="P3"><text:span text:style-name="T1">ExperimentTask</text:span></text:p>
            </draw:text-box>
          </draw:frame>
        </draw:g>
      </draw:page>
      <draw:page draw:name="Experimenters" draw:style-name="dp1" draw:master-page-name="PM1">
        <draw:g>
          <draw:polygon draw:style-name="gr13" draw:text-style-name="P7" draw:layer="layout" svg:width="3.75cm" svg:height="5.825cm" svg:x="20.125cm" svg:y="12.675cm" svg:viewBox="0 0 3751 5826" draw:points="0,0 3751,0 3751,5826 0,5826">
            <text:p/>
          </draw:polygon>
          <draw:polygon draw:style-name="gr14" draw:text-style-name="P2" draw:layer="layout" svg:width="3.75cm" svg:height="5.825cm" svg:x="20.125cm" svg:y="12.675cm" svg:viewBox="0 0 3751 5826" draw:points="0,0 3751,0 3751,5826 0,5826">
            <text:p/>
          </draw:polygon>
        </draw:g>
        <draw:g>
          <draw:polygon draw:style-name="gr13" draw:text-style-name="P7" draw:layer="layout" svg:width="3.75cm" svg:height="5.825cm" svg:x="24.237cm" svg:y="12.675cm" svg:viewBox="0 0 3751 5826" draw:points="0,0 3751,0 3751,5826 0,5826">
            <text:p/>
          </draw:polygon>
          <draw:polygon draw:style-name="gr14" draw:text-style-name="P2" draw:layer="layout" svg:width="3.75cm" svg:height="5.825cm" svg:x="24.237cm" svg:y="12.675cm" svg:viewBox="0 0 3751 5826" draw:points="0,0 3751,0 3751,5826 0,5826">
            <text:p/>
          </draw:polygon>
        </draw:g>
        <draw:g>
          <draw:polygon draw:style-name="gr13" draw:text-style-name="P7" draw:layer="layout" svg:width="12.75cm" svg:height="6cm" svg:x="15.25cm" svg:y="1.75cm" svg:viewBox="0 0 12751 6001" draw:points="0,0 12751,0 12751,6001 0,6001">
            <text:p/>
          </draw:polygon>
          <draw:polygon draw:style-name="gr14" draw:text-style-name="P2" draw:layer="layout" svg:width="12.75cm" svg:height="6cm" svg:x="15.25cm" svg:y="1.75cm" svg:viewBox="0 0 12751 6001" draw:points="0,0 12751,0 12751,6001 0,6001">
            <text:p/>
          </draw:polygon>
        </draw:g>
        <draw:g>
          <draw:polygon draw:style-name="gr13" draw:text-style-name="P7" draw:layer="layout" svg:width="3.75cm" svg:height="5.825cm" svg:x="16cm" svg:y="12.675cm" svg:viewBox="0 0 3751 5826" draw:points="0,0 3751,0 3751,5826 0,5826">
            <text:p/>
          </draw:polygon>
          <draw:polygon draw:style-name="gr14" draw:text-style-name="P2" draw:layer="layout" svg:width="3.75cm" svg:height="5.825cm" svg:x="16cm" svg:y="12.675cm" svg:viewBox="0 0 3751 5826" draw:points="0,0 3751,0 3751,5826 0,5826">
            <text:p/>
          </draw:polygon>
        </draw:g>
        <draw:g>
          <draw:g>
            <draw:polygon draw:style-name="gr11" draw:text-style-name="P6" draw:layer="layout" svg:width="5.5cm" svg:height="1.5cm" svg:x="8.25cm" svg:y="14.837cm" svg:viewBox="0 0 5501 1501" draw:points="0,0 5501,0 5501,1501 0,1501">
              <text:p/>
            </draw:polygon>
            <draw:polygon draw:style-name="gr12" draw:text-style-name="P2" draw:layer="layout" svg:width="5.5cm" svg:height="1.5cm" svg:x="8.25cm" svg:y="14.837cm" svg:viewBox="0 0 5501 1501" draw:points="0,0 5501,0 5501,1501 0,1501">
              <text:p/>
            </draw:polygon>
          </draw:g>
          <draw:frame draw:style-name="gr3" draw:text-style-name="P2" draw:layer="layout" svg:width="5.35cm" svg:height="1.35cm" svg:x="8.325cm" svg:y="14.913cm">
            <draw:text-box>
              <text:p text:style-name="P3"><text:span text:style-name="T1">CollaborativeAlgorithmExperimenter</text:span></text:p>
            </draw:text-box>
          </draw:frame>
        </draw:g>
        <draw:g>
          <draw:g>
            <draw:polygon draw:style-name="gr19" draw:text-style-name="P9" draw:layer="layout" svg:width="3cm" svg:height="1.5cm" svg:x="9.5cm" svg:y="12.088cm" svg:viewBox="0 0 3001 1501" draw:points="0,0 3001,0 3001,1501 0,1501">
              <text:p/>
            </draw:polygon>
            <draw:polygon draw:style-name="gr20" draw:text-style-name="P2" draw:layer="layout" svg:width="3cm" svg:height="1.5cm" svg:x="9.5cm" svg:y="12.088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9.575cm" svg:y="12.163cm">
            <draw:text-box>
              <text:p text:style-name="P3"><text:span text:style-name="T1">SolutionPool</text:span></text:p>
            </draw:text-box>
          </draw:frame>
        </draw:g>
        <draw:line draw:style-name="gr9" draw:text-style-name="P2" draw:layer="layout" svg:x1="11cm" svg:y1="14.837cm" svg:x2="11cm" svg:y2="13.6cm">
          <text:p/>
        </draw:line>
        <draw:g>
          <draw:g>
            <draw:polygon draw:style-name="gr7" draw:text-style-name="P5" draw:layer="layout" svg:width="3cm" svg:height="0.75cm" svg:x="16.5cm" svg:y="13.425cm" svg:viewBox="0 0 3001 751" draw:points="0,0 3001,0 3001,751 0,751">
              <text:p/>
            </draw:polygon>
            <draw:polygon draw:style-name="gr8" draw:text-style-name="P2" draw:layer="layout" svg:width="3cm" svg:height="0.75cm" svg:x="16.5cm" svg:y="13.4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575cm" svg:y="13.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5cm" svg:y="14.625cm" svg:viewBox="0 0 3001 751" draw:points="0,0 3001,0 3001,751 0,751">
              <text:p/>
            </draw:polygon>
            <draw:polygon draw:style-name="gr8" draw:text-style-name="P2" draw:layer="layout" svg:width="3cm" svg:height="0.75cm" svg:x="16.5cm" svg:y="14.6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575cm" svg:y="14.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5cm" svg:y="15.8cm" svg:viewBox="0 0 3001 751" draw:points="0,0 3001,0 3001,751 0,751">
              <text:p/>
            </draw:polygon>
            <draw:polygon draw:style-name="gr8" draw:text-style-name="P2" draw:layer="layout" svg:width="3cm" svg:height="0.75cm" svg:x="16.5cm" svg:y="15.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575cm" svg:y="15.8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5cm" svg:y="17cm" svg:viewBox="0 0 3001 751" draw:points="0,0 3001,0 3001,751 0,751">
              <text:p/>
            </draw:polygon>
            <draw:polygon draw:style-name="gr8" draw:text-style-name="P2" draw:layer="layout" svg:width="3cm" svg:height="0.75cm" svg:x="16.5cm" svg:y="1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575cm" svg:y="17.075cm">
            <draw:text-box>
              <text:p text:style-name="P3"><text:span text:style-name="T1">ExperimentTask</text:span></text:p>
            </draw:text-box>
          </draw:frame>
        </draw:g>
        <draw:line draw:style-name="gr9" draw:text-style-name="P2" draw:layer="layout" svg:x1="13.75cm" svg:y1="14.886cm" svg:x2="16.533cm" svg:y2="14.175cm">
          <text:p/>
        </draw:line>
        <draw:line draw:style-name="gr9" draw:text-style-name="P2" draw:layer="layout" svg:x1="13.75cm" svg:y1="15.358cm" svg:x2="16.501cm" svg:y2="15.126cm">
          <text:p/>
        </draw:line>
        <draw:line draw:style-name="gr9" draw:text-style-name="P2" draw:layer="layout" svg:x1="13.75cm" svg:y1="15.818cm" svg:x2="16.501cm" svg:y2="16.05cm">
          <text:p/>
        </draw:line>
        <draw:line draw:style-name="gr9" draw:text-style-name="P2" draw:layer="layout" svg:x1="13.75cm" svg:y1="16.29cm" svg:x2="16.533cm" svg:y2="17.001cm">
          <text:p/>
        </draw:line>
        <draw:g>
          <draw:g>
            <draw:polygon draw:style-name="gr7" draw:text-style-name="P5" draw:layer="layout" svg:width="3cm" svg:height="0.75cm" svg:x="20.5cm" svg:y="13.425cm" svg:viewBox="0 0 3001 751" draw:points="0,0 3001,0 3001,751 0,751">
              <text:p/>
            </draw:polygon>
            <draw:polygon draw:style-name="gr8" draw:text-style-name="P2" draw:layer="layout" svg:width="3cm" svg:height="0.75cm" svg:x="20.5cm" svg:y="13.4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575cm" svg:y="13.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5cm" svg:y="14.625cm" svg:viewBox="0 0 3001 751" draw:points="0,0 3001,0 3001,751 0,751">
              <text:p/>
            </draw:polygon>
            <draw:polygon draw:style-name="gr8" draw:text-style-name="P2" draw:layer="layout" svg:width="3cm" svg:height="0.75cm" svg:x="20.5cm" svg:y="14.6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575cm" svg:y="14.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5cm" svg:y="15.8cm" svg:viewBox="0 0 3001 751" draw:points="0,0 3001,0 3001,751 0,751">
              <text:p/>
            </draw:polygon>
            <draw:polygon draw:style-name="gr8" draw:text-style-name="P2" draw:layer="layout" svg:width="3cm" svg:height="0.75cm" svg:x="20.5cm" svg:y="15.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575cm" svg:y="15.8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5cm" svg:y="17cm" svg:viewBox="0 0 3001 751" draw:points="0,0 3001,0 3001,751 0,751">
              <text:p/>
            </draw:polygon>
            <draw:polygon draw:style-name="gr8" draw:text-style-name="P2" draw:layer="layout" svg:width="3cm" svg:height="0.75cm" svg:x="20.5cm" svg:y="1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575cm" svg:y="17.0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613cm" svg:y="13.425cm" svg:viewBox="0 0 3001 751" draw:points="0,0 3001,0 3001,751 0,751">
              <text:p/>
            </draw:polygon>
            <draw:polygon draw:style-name="gr8" draw:text-style-name="P2" draw:layer="layout" svg:width="3cm" svg:height="0.75cm" svg:x="24.613cm" svg:y="13.4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688cm" svg:y="13.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613cm" svg:y="14.625cm" svg:viewBox="0 0 3001 751" draw:points="0,0 3001,0 3001,751 0,751">
              <text:p/>
            </draw:polygon>
            <draw:polygon draw:style-name="gr8" draw:text-style-name="P2" draw:layer="layout" svg:width="3cm" svg:height="0.75cm" svg:x="24.613cm" svg:y="14.6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688cm" svg:y="14.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613cm" svg:y="15.8cm" svg:viewBox="0 0 3001 751" draw:points="0,0 3001,0 3001,751 0,751">
              <text:p/>
            </draw:polygon>
            <draw:polygon draw:style-name="gr8" draw:text-style-name="P2" draw:layer="layout" svg:width="3cm" svg:height="0.75cm" svg:x="24.613cm" svg:y="15.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688cm" svg:y="15.8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613cm" svg:y="17cm" svg:viewBox="0 0 3001 751" draw:points="0,0 3001,0 3001,751 0,751">
              <text:p/>
            </draw:polygon>
            <draw:polygon draw:style-name="gr8" draw:text-style-name="P2" draw:layer="layout" svg:width="3cm" svg:height="0.75cm" svg:x="24.613cm" svg:y="1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688cm" svg:y="17.075cm">
            <draw:text-box>
              <text:p text:style-name="P3"><text:span text:style-name="T1">ExperimentTask</text:span></text:p>
            </draw:text-box>
          </draw:frame>
        </draw:g>
        <draw:g>
          <draw:g>
            <draw:path draw:style-name="gr4" draw:text-style-name="P4" draw:layer="layout" svg:width="2.5cm" svg:height="2.001cm" svg:x="9.75cm" svg:y="17.75cm" svg:viewBox="0 0 2501 2002" svg:d="M0 399c0-532 2501-532 2501 0v1202c0 534-2501 534-2501 0z">
              <text:p/>
            </draw:path>
            <draw:path draw:style-name="gr5" draw:text-style-name="P2" draw:layer="layout" svg:width="2.5cm" svg:height="2.001cm" svg:x="9.75cm" svg:y="17.75cm" svg:viewBox="0 0 2501 2002" svg:d="M0 399c0-532 2501-532 2501 0v1202c0 534-2501 534-2501 0zM0 399c0 401 2501 401 2501 0">
              <text:p/>
            </draw:path>
          </draw:g>
          <draw:frame draw:style-name="gr22" draw:text-style-name="P2" draw:layer="layout" svg:width="2.35cm" svg:height="1.275cm" svg:x="9.825cm" svg:y="18.4cm">
            <draw:text-box>
              <text:p text:style-name="P3"><text:span text:style-name="T1">DB</text:span></text:p>
            </draw:text-box>
          </draw:frame>
        </draw:g>
        <draw:line draw:style-name="gr23" draw:text-style-name="P2" draw:layer="layout" svg:x1="11cm" svg:y1="16.338cm" svg:x2="11cm" svg:y2="17.75cm">
          <text:p/>
        </draw:line>
        <draw:polyline draw:style-name="gr23" draw:text-style-name="P2" draw:layer="layout" svg:width="3.25cm" svg:height="6.05cm" svg:x="6.5cm" svg:y="12.7cm" svg:viewBox="0 0 3251 6051" draw:points="3251,6051 0,6051 0,0 3051,0">
          <text:p/>
        </draw:polyline>
        <draw:line draw:style-name="gr9" draw:text-style-name="P2" draw:layer="layout" svg:x1="10.875cm" svg:y1="25.5cm" svg:x2="10.875cm" svg:y2="24.25cm">
          <text:p/>
        </draw:line>
        <draw:line draw:style-name="gr9" draw:text-style-name="P2" draw:layer="layout" svg:x1="9.858cm" svg:y1="27cm" svg:x2="4.768cm" svg:y2="30.751cm">
          <text:p/>
        </draw:line>
        <draw:line draw:style-name="gr9" draw:text-style-name="P2" draw:layer="layout" svg:x1="13.625cm" svg:y1="25.584cm" svg:x2="16.751cm" svg:y2="24.826cm">
          <text:p/>
        </draw:line>
        <draw:line draw:style-name="gr9" draw:text-style-name="P2" draw:layer="layout" svg:x1="13.625cm" svg:y1="26.032cm" svg:x2="16.751cm" svg:y2="25.782cm">
          <text:p/>
        </draw:line>
        <draw:line draw:style-name="gr9" draw:text-style-name="P2" draw:layer="layout" svg:x1="13.625cm" svg:y1="26.469cm" svg:x2="16.751cm" svg:y2="26.719cm">
          <text:p/>
        </draw:line>
        <draw:line draw:style-name="gr9" draw:text-style-name="P2" draw:layer="layout" svg:x1="13.625cm" svg:y1="26.917cm" svg:x2="16.751cm" svg:y2="27.675cm">
          <text:p/>
        </draw:line>
        <draw:line draw:style-name="gr23" draw:text-style-name="P2" draw:layer="layout" svg:x1="10.875cm" svg:y1="27cm" svg:x2="10.875cm" svg:y2="28.412cm">
          <text:p/>
        </draw:line>
        <draw:g>
          <draw:g>
            <draw:polygon draw:style-name="gr11" draw:text-style-name="P6" draw:layer="layout" svg:width="5.5cm" svg:height="1.5cm" svg:x="8.125cm" svg:y="25.5cm" svg:viewBox="0 0 5501 1501" draw:points="0,0 5501,0 5501,1501 0,1501">
              <text:p/>
            </draw:polygon>
            <draw:polygon draw:style-name="gr12" draw:text-style-name="P2" draw:layer="layout" svg:width="5.5cm" svg:height="1.5cm" svg:x="8.125cm" svg:y="25.5cm" svg:viewBox="0 0 5501 1501" draw:points="0,0 5501,0 5501,1501 0,1501">
              <text:p/>
            </draw:polygon>
          </draw:g>
          <draw:frame draw:style-name="gr3" draw:text-style-name="P2" draw:layer="layout" svg:width="5.35cm" svg:height="1.35cm" svg:x="8.2cm" svg:y="25.575cm">
            <draw:text-box>
              <text:p text:style-name="P3"><text:span text:style-name="T1">AlgorithmGraphExperimenter</text:span></text:p>
            </draw:text-box>
          </draw:frame>
        </draw:g>
        <draw:g>
          <draw:g>
            <draw:polygon draw:style-name="gr19" draw:text-style-name="P9" draw:layer="layout" svg:width="3cm" svg:height="1.5cm" svg:x="9.375cm" svg:y="22.75cm" svg:viewBox="0 0 3001 1501" draw:points="0,0 3001,0 3001,1501 0,1501">
              <text:p/>
            </draw:polygon>
            <draw:polygon draw:style-name="gr20" draw:text-style-name="P2" draw:layer="layout" svg:width="3cm" svg:height="1.5cm" svg:x="9.375cm" svg:y="22.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9.45cm" svg:y="22.825cm">
            <draw:text-box>
              <text:p text:style-name="P3"><text:span text:style-name="T1">SolutionPool</text:span></text:p>
            </draw:text-box>
          </draw:frame>
        </draw:g>
        <draw:g>
          <draw:g>
            <draw:polygon draw:style-name="gr19" draw:text-style-name="P9" draw:layer="layout" svg:width="3cm" svg:height="1.5cm" svg:x="2.25cm" svg:y="30.75cm" svg:viewBox="0 0 3001 1501" draw:points="0,0 3001,0 3001,1501 0,1501">
              <text:p/>
            </draw:polygon>
            <draw:polygon draw:style-name="gr20" draw:text-style-name="P2" draw:layer="layout" svg:width="3cm" svg:height="1.5cm" svg:x="2.25cm" svg:y="30.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.325cm" svg:y="30.825cm">
            <draw:text-box>
              <text:p text:style-name="P3"><text:span text:style-name="T1">Graph</text:span></text:p>
            </draw:text-box>
          </draw:frame>
        </draw:g>
        <draw:polyline draw:style-name="gr23" draw:text-style-name="P2" draw:layer="layout" svg:width="3.25cm" svg:height="6.075cm" svg:x="6.375cm" svg:y="23.35cm" svg:viewBox="0 0 3251 6076" draw:points="3251,6076 0,6076 0,0 3051,0">
          <text:p/>
        </draw:polyline>
        <draw:g>
          <draw:g>
            <draw:path draw:style-name="gr4" draw:text-style-name="P4" draw:layer="layout" svg:width="2.5cm" svg:height="2.001cm" svg:x="9.625cm" svg:y="28.412cm" svg:viewBox="0 0 2501 2002" svg:d="M0 399c0-532 2501-532 2501 0v1202c0 534-2501 534-2501 0z">
              <text:p/>
            </draw:path>
            <draw:path draw:style-name="gr5" draw:text-style-name="P2" draw:layer="layout" svg:width="2.5cm" svg:height="2.001cm" svg:x="9.625cm" svg:y="28.412cm" svg:viewBox="0 0 2501 2002" svg:d="M0 399c0-532 2501-532 2501 0v1202c0 534-2501 534-2501 0zM0 399c0 401 2501 401 2501 0">
              <text:p/>
            </draw:path>
          </draw:g>
          <draw:frame draw:style-name="gr22" draw:text-style-name="P2" draw:layer="layout" svg:width="2.35cm" svg:height="1.275cm" svg:x="9.7cm" svg:y="29.062cm">
            <draw:text-box>
              <text:p text:style-name="P3"><text:span text:style-name="T1">DB</text:span></text:p>
            </draw:text-box>
          </draw:frame>
        </draw:g>
        <draw:g>
          <draw:g>
            <draw:polygon draw:style-name="gr19" draw:text-style-name="P9" draw:layer="layout" svg:width="3cm" svg:height="1.5cm" svg:x="2.25cm" svg:y="14.837cm" svg:viewBox="0 0 3001 1501" draw:points="0,0 3001,0 3001,1501 0,1501">
              <text:p/>
            </draw:polygon>
            <draw:polygon draw:style-name="gr20" draw:text-style-name="P2" draw:layer="layout" svg:width="3cm" svg:height="1.5cm" svg:x="2.25cm" svg:y="14.837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.325cm" svg:y="14.913cm">
            <draw:text-box>
              <text:p text:style-name="P3"><text:span text:style-name="T1">ExperimentSetup</text:span></text:p>
            </draw:text-box>
          </draw:frame>
        </draw:g>
        <draw:polyline draw:style-name="gr9" draw:text-style-name="P2" draw:layer="layout" svg:width="2.999cm" svg:height="0cm" svg:x="5.25cm" svg:y="15.6cm" svg:viewBox="0 0 3000 0" draw:points="3000,0 1500,0 0,0">
          <text:p/>
        </draw:polyline>
        <draw:line draw:style-name="gr9" draw:text-style-name="P2" draw:layer="layout" svg:x1="13.487cm" svg:y1="4.049cm" svg:x2="16.27cm" svg:y2="3.338cm">
          <text:p/>
        </draw:line>
        <draw:line draw:style-name="gr9" draw:text-style-name="P2" draw:layer="layout" svg:x1="13.487cm" svg:y1="4.52cm" svg:x2="16.238cm" svg:y2="4.288cm">
          <text:p/>
        </draw:line>
        <draw:line draw:style-name="gr9" draw:text-style-name="P2" draw:layer="layout" svg:x1="13.487cm" svg:y1="4.981cm" svg:x2="16.238cm" svg:y2="5.213cm">
          <text:p/>
        </draw:line>
        <draw:line draw:style-name="gr9" draw:text-style-name="P2" draw:layer="layout" svg:x1="13.487cm" svg:y1="5.452cm" svg:x2="16.27cm" svg:y2="6.163cm">
          <text:p/>
        </draw:line>
        <draw:line draw:style-name="gr23" draw:text-style-name="P2" draw:layer="layout" svg:x1="10.738cm" svg:y1="5.5cm" svg:x2="10.738cm" svg:y2="6.912cm">
          <text:p/>
        </draw:line>
        <draw:line draw:style-name="gr9" draw:text-style-name="P2" draw:layer="layout" svg:x1="7.987cm" svg:y1="4.75cm" svg:x2="5.25cm" svg:y2="4.75cm">
          <text:p/>
        </draw:line>
        <draw:g>
          <draw:g>
            <draw:polygon draw:style-name="gr11" draw:text-style-name="P6" draw:layer="layout" svg:width="5.5cm" svg:height="1.5cm" svg:x="7.988cm" svg:y="4cm" svg:viewBox="0 0 5501 1501" draw:points="0,0 5501,0 5501,1501 0,1501">
              <text:p/>
            </draw:polygon>
            <draw:polygon draw:style-name="gr12" draw:text-style-name="P2" draw:layer="layout" svg:width="5.5cm" svg:height="1.5cm" svg:x="7.988cm" svg:y="4cm" svg:viewBox="0 0 5501 1501" draw:points="0,0 5501,0 5501,1501 0,1501">
              <text:p/>
            </draw:polygon>
          </draw:g>
          <draw:frame draw:style-name="gr3" draw:text-style-name="P2" draw:layer="layout" svg:width="5.35cm" svg:height="1.35cm" svg:x="8.062cm" svg:y="4.075cm">
            <draw:text-box>
              <text:p text:style-name="P3"><text:span text:style-name="T1">ConfigAlgorithmExperimenter</text:span></text:p>
            </draw:text-box>
          </draw:frame>
        </draw:g>
        <draw:g>
          <draw:g>
            <draw:polygon draw:style-name="gr7" draw:text-style-name="P5" draw:layer="layout" svg:width="3cm" svg:height="0.75cm" svg:x="16.237cm" svg:y="2.587cm" svg:viewBox="0 0 3001 751" draw:points="0,0 3001,0 3001,751 0,751">
              <text:p/>
            </draw:polygon>
            <draw:polygon draw:style-name="gr8" draw:text-style-name="P2" draw:layer="layout" svg:width="3cm" svg:height="0.75cm" svg:x="16.237cm" svg:y="2.5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312cm" svg:y="2.66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237cm" svg:y="3.787cm" svg:viewBox="0 0 3001 751" draw:points="0,0 3001,0 3001,751 0,751">
              <text:p/>
            </draw:polygon>
            <draw:polygon draw:style-name="gr8" draw:text-style-name="P2" draw:layer="layout" svg:width="3cm" svg:height="0.75cm" svg:x="16.237cm" svg:y="3.7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312cm" svg:y="3.86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237cm" svg:y="4.962cm" svg:viewBox="0 0 3001 751" draw:points="0,0 3001,0 3001,751 0,751">
              <text:p/>
            </draw:polygon>
            <draw:polygon draw:style-name="gr8" draw:text-style-name="P2" draw:layer="layout" svg:width="3cm" svg:height="0.75cm" svg:x="16.237cm" svg:y="4.9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312cm" svg:y="5.038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237cm" svg:y="6.163cm" svg:viewBox="0 0 3001 751" draw:points="0,0 3001,0 3001,751 0,751">
              <text:p/>
            </draw:polygon>
            <draw:polygon draw:style-name="gr8" draw:text-style-name="P2" draw:layer="layout" svg:width="3cm" svg:height="0.75cm" svg:x="16.237cm" svg:y="6.163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312cm" svg:y="6.23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237cm" svg:y="2.587cm" svg:viewBox="0 0 3001 751" draw:points="0,0 3001,0 3001,751 0,751">
              <text:p/>
            </draw:polygon>
            <draw:polygon draw:style-name="gr8" draw:text-style-name="P2" draw:layer="layout" svg:width="3cm" svg:height="0.75cm" svg:x="20.237cm" svg:y="2.5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312cm" svg:y="2.66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237cm" svg:y="3.787cm" svg:viewBox="0 0 3001 751" draw:points="0,0 3001,0 3001,751 0,751">
              <text:p/>
            </draw:polygon>
            <draw:polygon draw:style-name="gr8" draw:text-style-name="P2" draw:layer="layout" svg:width="3cm" svg:height="0.75cm" svg:x="20.237cm" svg:y="3.7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312cm" svg:y="3.86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237cm" svg:y="4.962cm" svg:viewBox="0 0 3001 751" draw:points="0,0 3001,0 3001,751 0,751">
              <text:p/>
            </draw:polygon>
            <draw:polygon draw:style-name="gr8" draw:text-style-name="P2" draw:layer="layout" svg:width="3cm" svg:height="0.75cm" svg:x="20.237cm" svg:y="4.9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312cm" svg:y="5.038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237cm" svg:y="6.163cm" svg:viewBox="0 0 3001 751" draw:points="0,0 3001,0 3001,751 0,751">
              <text:p/>
            </draw:polygon>
            <draw:polygon draw:style-name="gr8" draw:text-style-name="P2" draw:layer="layout" svg:width="3cm" svg:height="0.75cm" svg:x="20.237cm" svg:y="6.163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312cm" svg:y="6.23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237cm" svg:y="2.587cm" svg:viewBox="0 0 3001 751" draw:points="0,0 3001,0 3001,751 0,751">
              <text:p/>
            </draw:polygon>
            <draw:polygon draw:style-name="gr8" draw:text-style-name="P2" draw:layer="layout" svg:width="3cm" svg:height="0.75cm" svg:x="24.237cm" svg:y="2.5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313cm" svg:y="2.66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237cm" svg:y="3.787cm" svg:viewBox="0 0 3001 751" draw:points="0,0 3001,0 3001,751 0,751">
              <text:p/>
            </draw:polygon>
            <draw:polygon draw:style-name="gr8" draw:text-style-name="P2" draw:layer="layout" svg:width="3cm" svg:height="0.75cm" svg:x="24.237cm" svg:y="3.7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313cm" svg:y="3.86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237cm" svg:y="4.962cm" svg:viewBox="0 0 3001 751" draw:points="0,0 3001,0 3001,751 0,751">
              <text:p/>
            </draw:polygon>
            <draw:polygon draw:style-name="gr8" draw:text-style-name="P2" draw:layer="layout" svg:width="3cm" svg:height="0.75cm" svg:x="24.237cm" svg:y="4.9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313cm" svg:y="5.038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237cm" svg:y="6.163cm" svg:viewBox="0 0 3001 751" draw:points="0,0 3001,0 3001,751 0,751">
              <text:p/>
            </draw:polygon>
            <draw:polygon draw:style-name="gr8" draw:text-style-name="P2" draw:layer="layout" svg:width="3cm" svg:height="0.75cm" svg:x="24.237cm" svg:y="6.163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313cm" svg:y="6.237cm">
            <draw:text-box>
              <text:p text:style-name="P3"><text:span text:style-name="T1">ExperimentTask</text:span></text:p>
            </draw:text-box>
          </draw:frame>
        </draw:g>
        <draw:g>
          <draw:g>
            <draw:path draw:style-name="gr4" draw:text-style-name="P4" draw:layer="layout" svg:width="2.5cm" svg:height="2cm" svg:x="9.487cm" svg:y="6.913cm" svg:viewBox="0 0 2501 2001" svg:d="M0 400c0-533 2501-533 2501 0v1201c0 534-2501 534-2501 0z">
              <text:p/>
            </draw:path>
            <draw:path draw:style-name="gr5" draw:text-style-name="P2" draw:layer="layout" svg:width="2.5cm" svg:height="2cm" svg:x="9.487cm" svg:y="6.913cm" svg:viewBox="0 0 2501 2001" svg:d="M0 400c0-533 2501-533 2501 0v1201c0 534-2501 534-2501 0zM0 400c0 401 2501 401 2501 0">
              <text:p/>
            </draw:path>
          </draw:g>
          <draw:frame draw:style-name="gr22" draw:text-style-name="P2" draw:layer="layout" svg:width="2.35cm" svg:height="1.275cm" svg:x="9.563cm" svg:y="7.563cm">
            <draw:text-box>
              <text:p text:style-name="P3"><text:span text:style-name="T1">DB</text:span></text:p>
            </draw:text-box>
          </draw:frame>
        </draw:g>
        <draw:g>
          <draw:g>
            <draw:polygon draw:style-name="gr19" draw:text-style-name="P9" draw:layer="layout" svg:width="3cm" svg:height="1.5cm" svg:x="2.25cm" svg:y="4cm" svg:viewBox="0 0 3001 1501" draw:points="0,0 3001,0 3001,1501 0,1501">
              <text:p/>
            </draw:polygon>
            <draw:polygon draw:style-name="gr20" draw:text-style-name="P2" draw:layer="layout" svg:width="3cm" svg:height="1.5cm" svg:x="2.25cm" svg:y="4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.325cm" svg:y="4.075cm">
            <draw:text-box>
              <text:p text:style-name="P3"><text:span text:style-name="T1">ExperimentSetup</text:span></text:p>
            </draw:text-box>
          </draw:frame>
        </draw:g>
        <draw:line draw:style-name="gr9" draw:text-style-name="P2" draw:layer="layout" svg:x1="8.125cm" svg:y1="26.25cm" svg:x2="5.25cm" svg:y2="26.25cm">
          <text:p/>
        </draw:line>
        <draw:g>
          <draw:g>
            <draw:polygon draw:style-name="gr19" draw:text-style-name="P9" draw:layer="layout" svg:width="3cm" svg:height="1.5cm" svg:x="2.25cm" svg:y="25.5cm" svg:viewBox="0 0 3001 1501" draw:points="0,0 3001,0 3001,1501 0,1501">
              <text:p/>
            </draw:polygon>
            <draw:polygon draw:style-name="gr20" draw:text-style-name="P2" draw:layer="layout" svg:width="3cm" svg:height="1.5cm" svg:x="2.25cm" svg:y="25.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.325cm" svg:y="25.575cm">
            <draw:text-box>
              <text:p text:style-name="P3"><text:span text:style-name="T1">ExperimentSetup</text:span></text:p>
            </draw:text-box>
          </draw:frame>
        </draw:g>
        <draw:g>
          <draw:line draw:style-name="gr9" draw:text-style-name="P2" draw:layer="layout" svg:x1="3.75cm" svg:y1="27cm" svg:x2="3.75cm" svg:y2="30.75cm">
            <text:p/>
          </draw:line>
          <draw:frame draw:style-name="gr24" draw:text-style-name="P2" draw:layer="layout" svg:width="1.77cm" svg:height="0.883cm" svg:x="2.865cm" svg:y="28.434cm">
            <draw:text-box>
              <text:p text:style-name="P3"><text:span text:style-name="T2">&lt;&lt;defines&gt;&gt;</text:span></text:p>
            </draw:text-box>
          </draw:frame>
        </draw:g>
        <draw:g>
          <draw:line draw:style-name="gr23" draw:text-style-name="P2" draw:layer="layout" svg:x1="5.25cm" svg:y1="31.502cm" svg:x2="27.501cm" svg:y2="31.526cm">
            <text:p/>
          </draw:line>
          <draw:frame draw:style-name="gr10" draw:text-style-name="P2" draw:layer="layout" svg:width="1.59cm" svg:height="0.583cm" svg:x="15.58cm" svg:y="31.222cm">
            <draw:text-box>
              <text:p text:style-name="P3"><text:span text:style-name="T2">Graph flow</text:span></text:p>
            </draw:text-box>
          </draw:frame>
        </draw:g>
        <draw:polyline draw:style-name="gr9" draw:text-style-name="P2" draw:layer="layout" svg:width="0.624cm" svg:height="0cm" svg:x="19.625cm" svg:y="15.6cm" svg:viewBox="0 0 625 0" draw:points="125,0 625,0 0,0 500,0">
          <text:p/>
        </draw:polyline>
        <draw:polyline draw:style-name="gr9" draw:text-style-name="P2" draw:layer="layout" svg:width="0.624cm" svg:height="0cm" svg:x="23.75cm" svg:y="15.6cm" svg:viewBox="0 0 625 0" draw:points="125,0 625,0 0,0 487,0">
          <text:p/>
        </draw:polyline>
        <draw:g>
          <draw:polygon draw:style-name="gr13" draw:text-style-name="P7" draw:layer="layout" svg:width="3.75cm" svg:height="5.825cm" svg:x="24.487cm" svg:y="23.338cm" svg:viewBox="0 0 3751 5826" draw:points="0,0 3751,0 3751,5826 0,5826">
            <text:p/>
          </draw:polygon>
          <draw:polygon draw:style-name="gr14" draw:text-style-name="P2" draw:layer="layout" svg:width="3.75cm" svg:height="5.825cm" svg:x="24.487cm" svg:y="23.338cm" svg:viewBox="0 0 3751 5826" draw:points="0,0 3751,0 3751,5826 0,5826">
            <text:p/>
          </draw:polygon>
        </draw:g>
        <draw:polyline draw:style-name="gr9" draw:text-style-name="P2" draw:layer="layout" svg:width="0.624cm" svg:height="0cm" svg:x="24cm" svg:y="26.25cm" svg:viewBox="0 0 625 0" draw:points="125,0 625,0 0,0 487,0">
          <text:p/>
        </draw:polyline>
        <draw:g>
          <draw:polygon draw:style-name="gr13" draw:text-style-name="P7" draw:layer="layout" svg:width="3.75cm" svg:height="5.825cm" svg:x="20.375cm" svg:y="23.338cm" svg:viewBox="0 0 3751 5826" draw:points="0,0 3751,0 3751,5826 0,5826">
            <text:p/>
          </draw:polygon>
          <draw:polygon draw:style-name="gr14" draw:text-style-name="P2" draw:layer="layout" svg:width="3.75cm" svg:height="5.825cm" svg:x="20.375cm" svg:y="23.338cm" svg:viewBox="0 0 3751 5826" draw:points="0,0 3751,0 3751,5826 0,5826">
            <text:p/>
          </draw:polygon>
        </draw:g>
        <draw:polyline draw:style-name="gr9" draw:text-style-name="P2" draw:layer="layout" svg:width="0.623cm" svg:height="0cm" svg:x="19.875cm" svg:y="26.25cm" svg:viewBox="0 0 624 0" draw:points="124,0 624,0 0,0 499,0">
          <text:p/>
        </draw:polyline>
        <draw:g>
          <draw:polygon draw:style-name="gr13" draw:text-style-name="P7" draw:layer="layout" svg:width="3.75cm" svg:height="5.825cm" svg:x="16.25cm" svg:y="23.338cm" svg:viewBox="0 0 3751 5826" draw:points="0,0 3751,0 3751,5826 0,5826">
            <text:p/>
          </draw:polygon>
          <draw:polygon draw:style-name="gr14" draw:text-style-name="P2" draw:layer="layout" svg:width="3.75cm" svg:height="5.825cm" svg:x="16.25cm" svg:y="23.338cm" svg:viewBox="0 0 3751 5826" draw:points="0,0 3751,0 3751,5826 0,5826">
            <text:p/>
          </draw:polygon>
        </draw:g>
        <draw:g>
          <draw:g>
            <draw:polygon draw:style-name="gr7" draw:text-style-name="P5" draw:layer="layout" svg:width="3cm" svg:height="0.75cm" svg:x="16.75cm" svg:y="24.088cm" svg:viewBox="0 0 3001 751" draw:points="0,0 3001,0 3001,751 0,751">
              <text:p/>
            </draw:polygon>
            <draw:polygon draw:style-name="gr8" draw:text-style-name="P2" draw:layer="layout" svg:width="3cm" svg:height="0.75cm" svg:x="16.75cm" svg:y="24.08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825cm" svg:y="24.16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75cm" svg:y="25.287cm" svg:viewBox="0 0 3001 751" draw:points="0,0 3001,0 3001,751 0,751">
              <text:p/>
            </draw:polygon>
            <draw:polygon draw:style-name="gr8" draw:text-style-name="P2" draw:layer="layout" svg:width="3cm" svg:height="0.75cm" svg:x="16.75cm" svg:y="25.2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825cm" svg:y="25.36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75cm" svg:y="26.462cm" svg:viewBox="0 0 3001 751" draw:points="0,0 3001,0 3001,751 0,751">
              <text:p/>
            </draw:polygon>
            <draw:polygon draw:style-name="gr8" draw:text-style-name="P2" draw:layer="layout" svg:width="3cm" svg:height="0.75cm" svg:x="16.75cm" svg:y="26.4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825cm" svg:y="26.53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6.75cm" svg:y="27.662cm" svg:viewBox="0 0 3001 751" draw:points="0,0 3001,0 3001,751 0,751">
              <text:p/>
            </draw:polygon>
            <draw:polygon draw:style-name="gr8" draw:text-style-name="P2" draw:layer="layout" svg:width="3cm" svg:height="0.75cm" svg:x="16.75cm" svg:y="27.6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6.825cm" svg:y="27.738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75cm" svg:y="25.287cm" svg:viewBox="0 0 3001 751" draw:points="0,0 3001,0 3001,751 0,751">
              <text:p/>
            </draw:polygon>
            <draw:polygon draw:style-name="gr8" draw:text-style-name="P2" draw:layer="layout" svg:width="3cm" svg:height="0.75cm" svg:x="20.75cm" svg:y="25.2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825cm" svg:y="25.36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0.75cm" svg:y="26.462cm" svg:viewBox="0 0 3001 751" draw:points="0,0 3001,0 3001,751 0,751">
              <text:p/>
            </draw:polygon>
            <draw:polygon draw:style-name="gr8" draw:text-style-name="P2" draw:layer="layout" svg:width="3cm" svg:height="0.75cm" svg:x="20.75cm" svg:y="26.4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0.825cm" svg:y="26.537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863cm" svg:y="24.088cm" svg:viewBox="0 0 3001 751" draw:points="0,0 3001,0 3001,751 0,751">
              <text:p/>
            </draw:polygon>
            <draw:polygon draw:style-name="gr8" draw:text-style-name="P2" draw:layer="layout" svg:width="3cm" svg:height="0.75cm" svg:x="24.863cm" svg:y="24.088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937cm" svg:y="24.163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863cm" svg:y="25.287cm" svg:viewBox="0 0 3001 751" draw:points="0,0 3001,0 3001,751 0,751">
              <text:p/>
            </draw:polygon>
            <draw:polygon draw:style-name="gr8" draw:text-style-name="P2" draw:layer="layout" svg:width="3cm" svg:height="0.75cm" svg:x="24.863cm" svg:y="25.28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937cm" svg:y="25.36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24.863cm" svg:y="26.462cm" svg:viewBox="0 0 3001 751" draw:points="0,0 3001,0 3001,751 0,751">
              <text:p/>
            </draw:polygon>
            <draw:polygon draw:style-name="gr8" draw:text-style-name="P2" draw:layer="layout" svg:width="3cm" svg:height="0.75cm" svg:x="24.863cm" svg:y="26.462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24.937cm" svg:y="26.537cm">
            <draw:text-box>
              <text:p text:style-name="P3"><text:span text:style-name="T1">ExperimentTask</text:span></text:p>
            </draw:text-box>
          </draw:frame>
        </draw:g>
      </draw:page>
      <draw:page draw:name="Evolution" draw:style-name="dp1" draw:master-page-name="PM2">
        <draw:g>
          <draw:g>
            <draw:polygon draw:style-name="gr19" draw:text-style-name="P9" draw:layer="layout" svg:width="14cm" svg:height="4.25cm" svg:x="6cm" svg:y="16.75cm" svg:viewBox="0 0 14001 4251" draw:points="0,0 14001,0 14001,4251 0,4251">
              <text:p/>
            </draw:polygon>
            <draw:polygon draw:style-name="gr20" draw:text-style-name="P2" draw:layer="layout" svg:width="14cm" svg:height="4.25cm" svg:x="6cm" svg:y="16.75cm" svg:viewBox="0 0 14001 4251" draw:points="0,0 14001,0 14001,4251 0,4251">
              <text:p/>
            </draw:polygon>
          </draw:g>
          <draw:frame draw:style-name="gr25" draw:text-style-name="P2" draw:layer="layout" svg:width="13.85cm" svg:height="4.1cm" svg:x="6.075cm" svg:y="15.0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19" draw:text-style-name="P9" draw:layer="layout" svg:width="3cm" svg:height="1.5cm" svg:x="3cm" svg:y="4cm" svg:viewBox="0 0 3001 1501" draw:points="0,0 3001,0 3001,1501 0,1501">
              <text:p/>
            </draw:polygon>
            <draw:polygon draw:style-name="gr20" draw:text-style-name="P2" draw:layer="layout" svg:width="3cm" svg:height="1.5cm" svg:x="3cm" svg:y="4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3.075cm" svg:y="4.075cm">
            <draw:text-box>
              <text:p text:style-name="P3"><text:span text:style-name="T1">Experimenter</text:span></text:p>
            </draw:text-box>
          </draw:frame>
        </draw:g>
        <draw:g>
          <draw:g>
            <draw:polygon draw:style-name="gr19" draw:text-style-name="P9" draw:layer="layout" svg:width="3cm" svg:height="1.5cm" svg:x="7.75cm" svg:y="2.5cm" svg:viewBox="0 0 3001 1501" draw:points="0,0 3001,0 3001,1501 0,1501">
              <text:p/>
            </draw:polygon>
            <draw:polygon draw:style-name="gr20" draw:text-style-name="P2" draw:layer="layout" svg:width="3cm" svg:height="1.5cm" svg:x="7.75cm" svg:y="2.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825cm" svg:y="2.575cm">
            <draw:text-box>
              <text:p text:style-name="P3"><text:span text:style-name="T1">ExperimentTasks</text:span></text:p>
            </draw:text-box>
          </draw:frame>
        </draw:g>
        <draw:g>
          <draw:g>
            <draw:polygon draw:style-name="gr19" draw:text-style-name="P9" draw:layer="layout" svg:width="3cm" svg:height="1.5cm" svg:x="7.75cm" svg:y="5cm" svg:viewBox="0 0 3001 1501" draw:points="0,0 3001,0 3001,1501 0,1501">
              <text:p/>
            </draw:polygon>
            <draw:polygon draw:style-name="gr20" draw:text-style-name="P2" draw:layer="layout" svg:width="3cm" svg:height="1.5cm" svg:x="7.75cm" svg:y="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825cm" svg:y="5.075cm">
            <draw:text-box>
              <text:p text:style-name="P3"><text:span text:style-name="T1">EvaluationTasks</text:span></text:p>
            </draw:text-box>
          </draw:frame>
        </draw:g>
        <draw:g>
          <draw:g>
            <draw:polygon draw:style-name="gr19" draw:text-style-name="P9" draw:layer="layout" svg:width="1.75cm" svg:height="1.75cm" svg:x="17.5cm" svg:y="3cm" svg:viewBox="0 0 1751 1751" draw:points="0,0 1751,0 1751,1751 0,1751">
              <text:p/>
            </draw:polygon>
            <draw:polygon draw:style-name="gr20" draw:text-style-name="P2" draw:layer="layout" svg:width="1.75cm" svg:height="1.75cm" svg:x="17.5cm" svg:y="3cm" svg:viewBox="0 0 1751 1751" draw:points="0,0 1751,0 1751,1751 0,1751">
              <text:p/>
            </draw:polygon>
          </draw:g>
          <draw:frame draw:style-name="gr26" draw:text-style-name="P2" draw:layer="layout" svg:width="1.6cm" svg:height="1.6cm" svg:x="17.575cm" svg:y="3.075cm">
            <draw:text-box>
              <text:p text:style-name="P3"><text:span text:style-name="T1">Worker</text:span></text:p>
            </draw:text-box>
          </draw:frame>
        </draw:g>
        <draw:g>
          <draw:g>
            <draw:polygon draw:style-name="gr19" draw:text-style-name="P9" draw:layer="layout" svg:width="1.75cm" svg:height="1.75cm" svg:x="17.5cm" svg:y="5.375cm" svg:viewBox="0 0 1751 1751" draw:points="0,0 1751,0 1751,1751 0,1751">
              <text:p/>
            </draw:polygon>
            <draw:polygon draw:style-name="gr20" draw:text-style-name="P2" draw:layer="layout" svg:width="1.75cm" svg:height="1.75cm" svg:x="17.5cm" svg:y="5.375cm" svg:viewBox="0 0 1751 1751" draw:points="0,0 1751,0 1751,1751 0,1751">
              <text:p/>
            </draw:polygon>
          </draw:g>
          <draw:frame draw:style-name="gr26" draw:text-style-name="P2" draw:layer="layout" svg:width="1.6cm" svg:height="1.6cm" svg:x="17.575cm" svg:y="5.45cm">
            <draw:text-box>
              <text:p text:style-name="P3"><text:span text:style-name="T1">Worker</text:span></text:p>
            </draw:text-box>
          </draw:frame>
        </draw:g>
        <draw:g>
          <draw:g>
            <draw:polygon draw:style-name="gr19" draw:text-style-name="P9" draw:layer="layout" svg:width="1.75cm" svg:height="1.75cm" svg:x="17.5cm" svg:y="7.75cm" svg:viewBox="0 0 1751 1751" draw:points="0,0 1751,0 1751,1751 0,1751">
              <text:p/>
            </draw:polygon>
            <draw:polygon draw:style-name="gr20" draw:text-style-name="P2" draw:layer="layout" svg:width="1.75cm" svg:height="1.75cm" svg:x="17.5cm" svg:y="7.75cm" svg:viewBox="0 0 1751 1751" draw:points="0,0 1751,0 1751,1751 0,1751">
              <text:p/>
            </draw:polygon>
          </draw:g>
          <draw:frame draw:style-name="gr26" draw:text-style-name="P2" draw:layer="layout" svg:width="1.6cm" svg:height="1.6cm" svg:x="17.575cm" svg:y="7.825cm">
            <draw:text-box>
              <text:p text:style-name="P3"><text:span text:style-name="T1">Worker</text:span></text:p>
            </draw:text-box>
          </draw:frame>
        </draw:g>
        <draw:g>
          <draw:g>
            <draw:polygon draw:style-name="gr19" draw:text-style-name="P9" draw:layer="layout" svg:width="3cm" svg:height="1.5cm" svg:x="13.112cm" svg:y="5.5cm" svg:viewBox="0 0 3001 1501" draw:points="0,0 3001,0 3001,1501 0,1501">
              <text:p/>
            </draw:polygon>
            <draw:polygon draw:style-name="gr20" draw:text-style-name="P2" draw:layer="layout" svg:width="3cm" svg:height="1.5cm" svg:x="13.112cm" svg:y="5.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3.187cm" svg:y="5.575cm">
            <draw:text-box>
              <text:p text:style-name="P3"><text:span text:style-name="T1">SparkTaskRunner</text:span></text:p>
            </draw:text-box>
          </draw:frame>
        </draw:g>
        <draw:g>
          <draw:g>
            <draw:polygon draw:style-name="gr19" draw:text-style-name="P9" draw:layer="layout" svg:width="3cm" svg:height="1.5cm" svg:x="13.112cm" svg:y="1.5cm" svg:viewBox="0 0 3001 1501" draw:points="0,0 3001,0 3001,1501 0,1501">
              <text:p/>
            </draw:polygon>
            <draw:polygon draw:style-name="gr20" draw:text-style-name="P2" draw:layer="layout" svg:width="3cm" svg:height="1.5cm" svg:x="13.112cm" svg:y="1.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3.187cm" svg:y="1.575cm">
            <draw:text-box>
              <text:p text:style-name="P3"><text:span text:style-name="T1">LocalTaskRunner</text:span></text:p>
            </draw:text-box>
          </draw:frame>
        </draw:g>
        <draw:line draw:style-name="gr9" draw:text-style-name="P2" draw:layer="layout" svg:x1="15.524cm" svg:y1="5.501cm" svg:x2="17.501cm" svg:y2="3.875cm">
          <text:p/>
        </draw:line>
        <draw:line draw:style-name="gr9" draw:text-style-name="P2" draw:layer="layout" svg:x1="16.112cm" svg:y1="6.25cm" svg:x2="17.499cm" svg:y2="6.25cm">
          <text:p/>
        </draw:line>
        <draw:line draw:style-name="gr9" draw:text-style-name="P2" draw:layer="layout" svg:x1="15.524cm" svg:y1="7cm" svg:x2="17.501cm" svg:y2="8.626cm">
          <text:p/>
        </draw:line>
        <draw:line draw:style-name="gr9" draw:text-style-name="P2" draw:layer="layout" svg:x1="10.75cm" svg:y1="3.25cm" svg:x2="13.648cm" svg:y2="5.501cm">
          <text:p/>
        </draw:line>
        <draw:line draw:style-name="gr9" draw:text-style-name="P2" draw:layer="layout" svg:x1="6cm" svg:y1="4.059cm" svg:x2="7.751cm" svg:y2="3.25cm">
          <text:p/>
        </draw:line>
        <draw:line draw:style-name="gr9" draw:text-style-name="P2" draw:layer="layout" svg:x1="6cm" svg:y1="5.212cm" svg:x2="7.751cm" svg:y2="5.751cm">
          <text:p/>
        </draw:line>
        <draw:line draw:style-name="gr9" draw:text-style-name="P2" draw:layer="layout" svg:x1="10.75cm" svg:y1="5.89cm" svg:x2="13.113cm" svg:y2="6.111cm">
          <text:p/>
        </draw:line>
        <draw:g>
          <draw:g>
            <draw:polygon draw:style-name="gr19" draw:text-style-name="P9" draw:layer="layout" svg:width="3cm" svg:height="1.5cm" svg:x="3cm" svg:y="13cm" svg:viewBox="0 0 3001 1501" draw:points="0,0 3001,0 3001,1501 0,1501">
              <text:p/>
            </draw:polygon>
            <draw:polygon draw:style-name="gr20" draw:text-style-name="P2" draw:layer="layout" svg:width="3cm" svg:height="1.5cm" svg:x="3cm" svg:y="13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3.075cm" svg:y="13.075cm">
            <draw:text-box>
              <text:p text:style-name="P3"><text:span text:style-name="T1">Solutions</text:span></text:p>
            </draw:text-box>
          </draw:frame>
        </draw:g>
        <draw:g>
          <draw:g>
            <draw:polygon draw:style-name="gr19" draw:text-style-name="P9" draw:layer="layout" svg:width="3cm" svg:height="1.5cm" svg:x="7.5cm" svg:y="14cm" svg:viewBox="0 0 3001 1501" draw:points="0,0 3001,0 3001,1501 0,1501">
              <text:p/>
            </draw:polygon>
            <draw:polygon draw:style-name="gr20" draw:text-style-name="P2" draw:layer="layout" svg:width="3cm" svg:height="1.5cm" svg:x="7.5cm" svg:y="14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575cm" svg:y="14.075cm">
            <draw:text-box>
              <text:p text:style-name="P3"><text:span text:style-name="T1">Config1</text:span></text:p>
            </draw:text-box>
          </draw:frame>
        </draw:g>
        <draw:g>
          <draw:g>
            <draw:polygon draw:style-name="gr19" draw:text-style-name="P9" draw:layer="layout" svg:width="3cm" svg:height="1.5cm" svg:x="7.5cm" svg:y="12cm" svg:viewBox="0 0 3001 1501" draw:points="0,0 3001,0 3001,1501 0,1501">
              <text:p/>
            </draw:polygon>
            <draw:polygon draw:style-name="gr20" draw:text-style-name="P2" draw:layer="layout" svg:width="3cm" svg:height="1.5cm" svg:x="7.5cm" svg:y="12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575cm" svg:y="12.075cm">
            <draw:text-box>
              <text:p text:style-name="P3"><text:span text:style-name="T1">SolutionsA</text:span></text:p>
            </draw:text-box>
          </draw:frame>
        </draw:g>
        <draw:g>
          <draw:g>
            <draw:polygon draw:style-name="gr19" draw:text-style-name="P9" draw:layer="layout" svg:width="3cm" svg:height="1.5cm" svg:x="12cm" svg:y="13cm" svg:viewBox="0 0 3001 1501" draw:points="0,0 3001,0 3001,1501 0,1501">
              <text:p/>
            </draw:polygon>
            <draw:polygon draw:style-name="gr20" draw:text-style-name="P2" draw:layer="layout" svg:width="3cm" svg:height="1.5cm" svg:x="12cm" svg:y="13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2.075cm" svg:y="13.075cm">
            <draw:text-box>
              <text:p text:style-name="P3"><text:span text:style-name="T1">Algorithm</text:span></text:p>
            </draw:text-box>
          </draw:frame>
        </draw:g>
        <draw:g>
          <draw:g>
            <draw:polygon draw:style-name="gr19" draw:text-style-name="P9" draw:layer="layout" svg:width="3cm" svg:height="1.5cm" svg:x="16.5cm" svg:y="12cm" svg:viewBox="0 0 3001 1501" draw:points="0,0 3001,0 3001,1501 0,1501">
              <text:p/>
            </draw:polygon>
            <draw:polygon draw:style-name="gr20" draw:text-style-name="P2" draw:layer="layout" svg:width="3cm" svg:height="1.5cm" svg:x="16.5cm" svg:y="12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6.575cm" svg:y="12.075cm">
            <draw:text-box>
              <text:p text:style-name="P3"><text:span text:style-name="T1">SolutionsA'</text:span></text:p>
            </draw:text-box>
          </draw:frame>
        </draw:g>
        <draw:g>
          <draw:g>
            <draw:polygon draw:style-name="gr19" draw:text-style-name="P9" draw:layer="layout" svg:width="3cm" svg:height="1.5cm" svg:x="16.5cm" svg:y="14cm" svg:viewBox="0 0 3001 1501" draw:points="0,0 3001,0 3001,1501 0,1501">
              <text:p/>
            </draw:polygon>
            <draw:polygon draw:style-name="gr20" draw:text-style-name="P2" draw:layer="layout" svg:width="3cm" svg:height="1.5cm" svg:x="16.5cm" svg:y="14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6.575cm" svg:y="14.075cm">
            <draw:text-box>
              <text:p text:style-name="P3"><text:span text:style-name="T1">Report1</text:span></text:p>
            </draw:text-box>
          </draw:frame>
        </draw:g>
        <draw:polyline draw:style-name="gr9" draw:text-style-name="P2" draw:layer="layout" svg:width="1.5cm" svg:height="1cm" svg:x="6cm" svg:y="12.75cm" svg:viewBox="0 0 1501 1001" draw:points="0,1001 750,1001 750,0 1501,0">
          <text:p/>
        </draw:polyline>
        <draw:polyline draw:style-name="gr9" draw:text-style-name="P2" draw:layer="layout" svg:width="1.5cm" svg:height="1cm" svg:x="10.5cm" svg:y="12.75cm" svg:viewBox="0 0 1501 1001" draw:points="0,0 751,0 751,1001 1501,1001">
          <text:p/>
        </draw:polyline>
        <draw:polyline draw:style-name="gr9" draw:text-style-name="P2" draw:layer="layout" svg:width="1.5cm" svg:height="1cm" svg:x="10.5cm" svg:y="13.75cm" svg:viewBox="0 0 1501 1001" draw:points="0,1001 751,1001 751,0 1501,0">
          <text:p/>
        </draw:polyline>
        <draw:polyline draw:style-name="gr9" draw:text-style-name="P2" draw:layer="layout" svg:width="1.5cm" svg:height="1cm" svg:x="15cm" svg:y="12.75cm" svg:viewBox="0 0 1501 1001" draw:points="0,1001 751,1001 751,0 1501,0">
          <text:p/>
        </draw:polyline>
        <draw:polyline draw:style-name="gr9" draw:text-style-name="P2" draw:layer="layout" svg:width="1.5cm" svg:height="1cm" svg:x="15cm" svg:y="13.75cm" svg:viewBox="0 0 1501 1001" draw:points="0,0 751,0 751,1001 1501,1001">
          <text:p/>
        </draw:polyline>
        <draw:line draw:style-name="gr9" draw:text-style-name="P2" draw:layer="layout" svg:x1="10.125cm" svg:y1="19.125cm" svg:x2="11.612cm" svg:y2="19.125cm">
          <text:p/>
        </draw:line>
        <draw:g>
          <draw:g>
            <draw:polygon draw:style-name="gr19" draw:text-style-name="P9" draw:layer="layout" svg:width="3cm" svg:height="2.25cm" svg:x="7.125cm" svg:y="18cm" svg:viewBox="0 0 3001 2251" draw:points="0,0 3001,0 3001,2251 0,2251">
              <text:p/>
            </draw:polygon>
            <draw:polygon draw:style-name="gr20" draw:text-style-name="P2" draw:layer="layout" svg:width="3cm" svg:height="2.25cm" svg:x="7.125cm" svg:y="18cm" svg:viewBox="0 0 3001 2251" draw:points="0,0 3001,0 3001,2251 0,2251">
              <text:p/>
            </draw:polygon>
          </draw:g>
          <draw:frame draw:style-name="gr27" draw:text-style-name="P2" draw:layer="layout" svg:width="2.85cm" svg:height="2.1cm" svg:x="7.2cm" svg:y="18.075cm">
            <draw:text-box>
              <text:p text:style-name="P3"><text:span text:style-name="T1">Config1</text:span></text:p>
            </draw:text-box>
          </draw:frame>
        </draw:g>
        <draw:line draw:style-name="gr9" draw:text-style-name="P2" draw:layer="layout" svg:x1="14.613cm" svg:y1="19.125cm" svg:x2="16cm" svg:y2="19.125cm">
          <text:p/>
        </draw:line>
        <draw:g>
          <draw:g>
            <draw:polygon draw:style-name="gr19" draw:text-style-name="P9" draw:layer="layout" svg:width="3cm" svg:height="1.5cm" svg:x="11.613cm" svg:y="18.375cm" svg:viewBox="0 0 3001 1501" draw:points="0,0 3001,0 3001,1501 0,1501">
              <text:p/>
            </draw:polygon>
            <draw:polygon draw:style-name="gr20" draw:text-style-name="P2" draw:layer="layout" svg:width="3cm" svg:height="1.5cm" svg:x="11.613cm" svg:y="18.3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11.688cm" svg:y="18.45cm">
            <draw:text-box>
              <text:p text:style-name="P3"><text:span text:style-name="T1">Algorithm</text:span></text:p>
            </draw:text-box>
          </draw:frame>
        </draw:g>
        <draw:g>
          <draw:g>
            <draw:polygon draw:style-name="gr19" draw:text-style-name="P9" draw:layer="layout" svg:width="3cm" svg:height="2.25cm" svg:x="16cm" svg:y="18cm" svg:viewBox="0 0 3001 2251" draw:points="0,0 3001,0 3001,2251 0,2251">
              <text:p/>
            </draw:polygon>
            <draw:polygon draw:style-name="gr20" draw:text-style-name="P2" draw:layer="layout" svg:width="3cm" svg:height="2.25cm" svg:x="16cm" svg:y="18cm" svg:viewBox="0 0 3001 2251" draw:points="0,0 3001,0 3001,2251 0,2251">
              <text:p/>
            </draw:polygon>
          </draw:g>
          <draw:frame draw:style-name="gr27" draw:text-style-name="P2" draw:layer="layout" svg:width="2.85cm" svg:height="2.1cm" svg:x="16.075cm" svg:y="18.075cm">
            <draw:text-box>
              <text:p text:style-name="P3"><text:span text:style-name="T1">Report1</text:span></text:p>
            </draw:text-box>
          </draw:frame>
        </draw:g>
        <draw:g>
          <draw:g>
            <draw:polygon draw:style-name="gr19" draw:text-style-name="P9" draw:layer="layout" svg:width="2.25cm" svg:height="0.5cm" svg:x="7.5cm" svg:y="18.25cm" svg:viewBox="0 0 2251 501" draw:points="0,0 2251,0 2251,501 0,501">
              <text:p/>
            </draw:polygon>
            <draw:polygon draw:style-name="gr20" draw:text-style-name="P2" draw:layer="layout" svg:width="2.25cm" svg:height="0.5cm" svg:x="7.5cm" svg:y="18.25cm" svg:viewBox="0 0 2251 501" draw:points="0,0 2251,0 2251,501 0,501">
              <text:p/>
            </draw:polygon>
          </draw:g>
          <draw:frame draw:style-name="gr28" draw:text-style-name="P2" draw:layer="layout" svg:width="2.1cm" svg:height="0.35cm" svg:x="7.575cm" svg:y="18.325cm">
            <draw:text-box>
              <text:p text:style-name="P3"><text:span text:style-name="T1">SolutionsA</text:span></text:p>
            </draw:text-box>
          </draw:frame>
        </draw:g>
        <draw:g>
          <draw:g>
            <draw:polygon draw:style-name="gr19" draw:text-style-name="P9" draw:layer="layout" svg:width="2.25cm" svg:height="0.5cm" svg:x="16.375cm" svg:y="18.25cm" svg:viewBox="0 0 2251 501" draw:points="0,0 2251,0 2251,501 0,501">
              <text:p/>
            </draw:polygon>
            <draw:polygon draw:style-name="gr20" draw:text-style-name="P2" draw:layer="layout" svg:width="2.25cm" svg:height="0.5cm" svg:x="16.375cm" svg:y="18.25cm" svg:viewBox="0 0 2251 501" draw:points="0,0 2251,0 2251,501 0,501">
              <text:p/>
            </draw:polygon>
          </draw:g>
          <draw:frame draw:style-name="gr28" draw:text-style-name="P2" draw:layer="layout" svg:width="2.1cm" svg:height="0.35cm" svg:x="16.45cm" svg:y="18.325cm">
            <draw:text-box>
              <text:p text:style-name="P3"><text:span text:style-name="T1">SolutionsA'</text:span></text:p>
            </draw:text-box>
          </draw:frame>
        </draw:g>
        <draw:g>
          <draw:g>
            <draw:polygon draw:style-name="gr11" draw:text-style-name="P6" draw:layer="layout" svg:width="3.75cm" svg:height="1.5cm" svg:x="2.25cm" svg:y="30.05cm" svg:viewBox="0 0 3751 1501" draw:points="0,0 3751,0 3751,1501 0,1501">
              <text:p/>
            </draw:polygon>
            <draw:polygon draw:style-name="gr12" draw:text-style-name="P2" draw:layer="layout" svg:width="3.75cm" svg:height="1.5cm" svg:x="2.25cm" svg:y="30.05cm" svg:viewBox="0 0 3751 1501" draw:points="0,0 3751,0 3751,1501 0,1501">
              <text:p/>
            </draw:polygon>
          </draw:g>
          <draw:frame draw:style-name="gr3" draw:text-style-name="P2" draw:layer="layout" svg:width="3.6cm" svg:height="1.35cm" svg:x="2.325cm" svg:y="30.125cm">
            <draw:text-box>
              <text:p text:style-name="P3"><text:span text:style-name="T1">EvolutionExperiment</text:span></text:p>
            </draw:text-box>
          </draw:frame>
        </draw:g>
        <draw:g>
          <draw:g>
            <draw:polygon draw:style-name="gr17" draw:text-style-name="P8" draw:layer="layout" svg:width="3cm" svg:height="1.5cm" svg:x="7.25cm" svg:y="28.8cm" svg:viewBox="0 0 3001 1501" draw:points="0,0 3001,0 3001,1501 0,1501">
              <text:p/>
            </draw:polygon>
            <draw:polygon draw:style-name="gr18" draw:text-style-name="P2" draw:layer="layout" svg:width="3cm" svg:height="1.5cm" svg:x="7.25cm" svg:y="28.8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325cm" svg:y="28.875cm">
            <draw:text-box>
              <text:p text:style-name="P3"><text:span text:style-name="T1">ExperimentSubject</text:span></text:p>
            </draw:text-box>
          </draw:frame>
        </draw:g>
        <draw:g>
          <draw:g>
            <draw:polygon draw:style-name="gr17" draw:text-style-name="P8" draw:layer="layout" svg:width="3cm" svg:height="1.5cm" svg:x="7.25cm" svg:y="31.05cm" svg:viewBox="0 0 3001 1501" draw:points="0,0 3001,0 3001,1501 0,1501">
              <text:p/>
            </draw:polygon>
            <draw:polygon draw:style-name="gr18" draw:text-style-name="P2" draw:layer="layout" svg:width="3cm" svg:height="1.5cm" svg:x="7.25cm" svg:y="31.0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325cm" svg:y="31.125cm">
            <draw:text-box>
              <text:p text:style-name="P3"><text:span text:style-name="T1">ExperimentSubject</text:span></text:p>
            </draw:text-box>
          </draw:frame>
        </draw:g>
        <draw:g>
          <draw:g>
            <draw:polygon draw:style-name="gr17" draw:text-style-name="P8" draw:layer="layout" svg:width="3cm" svg:height="1.5cm" svg:x="7.25cm" svg:y="33.55cm" svg:viewBox="0 0 3001 1501" draw:points="0,0 3001,0 3001,1501 0,1501">
              <text:p/>
            </draw:polygon>
            <draw:polygon draw:style-name="gr18" draw:text-style-name="P2" draw:layer="layout" svg:width="3cm" svg:height="1.5cm" svg:x="7.25cm" svg:y="33.5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7.325cm" svg:y="33.625cm">
            <draw:text-box>
              <text:p text:style-name="P3"><text:span text:style-name="T1">ExperimentSubject</text:span></text:p>
            </draw:text-box>
          </draw:frame>
        </draw:g>
        <draw:line draw:style-name="gr9" draw:text-style-name="P2" draw:layer="layout" svg:x1="9.392cm" svg:y1="28.801cm" svg:x2="13.93cm" svg:y2="23.5cm">
          <text:p/>
        </draw:line>
        <draw:line draw:style-name="gr9" draw:text-style-name="P2" draw:layer="layout" svg:x1="9.539cm" svg:y1="28.801cm" svg:x2="13.856cm" svg:y2="24.7cm">
          <text:p/>
        </draw:line>
        <draw:line draw:style-name="gr9" draw:text-style-name="P2" draw:layer="layout" svg:x1="9.769cm" svg:y1="28.801cm" svg:x2="13.742cm" svg:y2="25.875cm">
          <text:p/>
        </draw:line>
        <draw:line draw:style-name="gr9" draw:text-style-name="P2" draw:layer="layout" svg:x1="10.197cm" svg:y1="28.801cm" svg:x2="13.527cm" svg:y2="27.075cm">
          <text:p/>
        </draw:line>
        <draw:line draw:style-name="gr9" draw:text-style-name="P2" draw:layer="layout" svg:x1="10.25cm" svg:y1="29.101cm" svg:x2="13.001cm" svg:y2="28.275cm">
          <text:p/>
        </draw:line>
        <draw:line draw:style-name="gr9" draw:text-style-name="P2" draw:layer="layout" svg:x1="10.25cm" svg:y1="31.058cm" svg:x2="13.494cm" svg:y2="29.45cm">
          <text:p/>
        </draw:line>
        <draw:line draw:style-name="gr9" draw:text-style-name="P2" draw:layer="layout" svg:x1="10.25cm" svg:y1="31.385cm" svg:x2="12.898cm" svg:y2="30.65cm">
          <text:p/>
        </draw:line>
        <draw:line draw:style-name="gr9" draw:text-style-name="P2" draw:layer="layout" svg:x1="10.25cm" svg:y1="31.713cm" svg:x2="12.751cm" svg:y2="31.564cm">
          <text:p/>
        </draw:line>
        <draw:line draw:style-name="gr9" draw:text-style-name="P2" draw:layer="layout" svg:x1="10.25cm" svg:y1="32.039cm" svg:x2="12.751cm" svg:y2="32.438cm">
          <text:p/>
        </draw:line>
        <draw:line draw:style-name="gr9" draw:text-style-name="P2" draw:layer="layout" svg:x1="10.25cm" svg:y1="34.178cm" svg:x2="12.751cm" svg:y2="33.973cm">
          <text:p/>
        </draw:line>
        <draw:line draw:style-name="gr9" draw:text-style-name="P2" draw:layer="layout" svg:x1="10.25cm" svg:y1="34.505cm" svg:x2="12.751cm" svg:y2="34.847cm">
          <text:p/>
        </draw:line>
        <draw:line draw:style-name="gr9" draw:text-style-name="P2" draw:layer="layout" svg:x1="10.25cm" svg:y1="34.832cm" svg:x2="13.193cm" svg:y2="35.876cm">
          <text:p/>
        </draw:line>
        <draw:line draw:style-name="gr9" draw:text-style-name="P2" draw:layer="layout" svg:x1="10.07cm" svg:y1="35.05cm" svg:x2="13.591cm" svg:y2="37.051cm">
          <text:p/>
        </draw:line>
        <draw:line draw:style-name="gr9" draw:text-style-name="P2" draw:layer="layout" svg:x1="9.704cm" svg:y1="35.05cm" svg:x2="13.774cm" svg:y2="38.251cm">
          <text:p/>
        </draw:line>
        <draw:line draw:style-name="gr9" draw:text-style-name="P2" draw:layer="layout" svg:x1="6cm" svg:y1="30.294cm" svg:x2="7.251cm" svg:y2="29.955cm">
          <text:p/>
        </draw:line>
        <draw:line draw:style-name="gr9" draw:text-style-name="P2" draw:layer="layout" svg:x1="6cm" svg:y1="31.205cm" svg:x2="7.251cm" svg:y2="31.476cm">
          <text:p/>
        </draw:line>
        <draw:line draw:style-name="gr9" draw:text-style-name="P2" draw:layer="layout" svg:x1="5.116cm" svg:y1="31.55cm" svg:x2="7.76cm" svg:y2="33.551cm">
          <text:p/>
        </draw:line>
        <draw:g>
          <draw:g>
            <draw:polygon draw:style-name="gr7" draw:text-style-name="P5" draw:layer="layout" svg:width="3cm" svg:height="0.75cm" svg:x="12.75cm" svg:y="22.75cm" svg:viewBox="0 0 3001 751" draw:points="0,0 3001,0 3001,751 0,751">
              <text:p/>
            </draw:polygon>
            <draw:polygon draw:style-name="gr8" draw:text-style-name="P2" draw:layer="layout" svg:width="3cm" svg:height="0.75cm" svg:x="12.75cm" svg:y="22.7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2.82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23.95cm" svg:viewBox="0 0 3001 751" draw:points="0,0 3001,0 3001,751 0,751">
              <text:p/>
            </draw:polygon>
            <draw:polygon draw:style-name="gr8" draw:text-style-name="P2" draw:layer="layout" svg:width="3cm" svg:height="0.75cm" svg:x="12.75cm" svg:y="23.9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4.02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25.125cm" svg:viewBox="0 0 3001 751" draw:points="0,0 3001,0 3001,751 0,751">
              <text:p/>
            </draw:polygon>
            <draw:polygon draw:style-name="gr8" draw:text-style-name="P2" draw:layer="layout" svg:width="3cm" svg:height="0.75cm" svg:x="12.75cm" svg:y="25.1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5.2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26.325cm" svg:viewBox="0 0 3001 751" draw:points="0,0 3001,0 3001,751 0,751">
              <text:p/>
            </draw:polygon>
            <draw:polygon draw:style-name="gr8" draw:text-style-name="P2" draw:layer="layout" svg:width="3cm" svg:height="0.75cm" svg:x="12.75cm" svg:y="26.3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6.4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27.525cm" svg:viewBox="0 0 3001 751" draw:points="0,0 3001,0 3001,751 0,751">
              <text:p/>
            </draw:polygon>
            <draw:polygon draw:style-name="gr8" draw:text-style-name="P2" draw:layer="layout" svg:width="3cm" svg:height="0.75cm" svg:x="12.75cm" svg:y="27.5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7.6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28.7cm" svg:viewBox="0 0 3001 751" draw:points="0,0 3001,0 3001,751 0,751">
              <text:p/>
            </draw:polygon>
            <draw:polygon draw:style-name="gr8" draw:text-style-name="P2" draw:layer="layout" svg:width="3cm" svg:height="0.75cm" svg:x="12.75cm" svg:y="28.7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8.7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29.9cm" svg:viewBox="0 0 3001 751" draw:points="0,0 3001,0 3001,751 0,751">
              <text:p/>
            </draw:polygon>
            <draw:polygon draw:style-name="gr8" draw:text-style-name="P2" draw:layer="layout" svg:width="3cm" svg:height="0.75cm" svg:x="12.75cm" svg:y="29.9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29.9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1.1cm" svg:viewBox="0 0 3001 751" draw:points="0,0 3001,0 3001,751 0,751">
              <text:p/>
            </draw:polygon>
            <draw:polygon draw:style-name="gr8" draw:text-style-name="P2" draw:layer="layout" svg:width="3cm" svg:height="0.75cm" svg:x="12.75cm" svg:y="31.1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1.1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2.3cm" svg:viewBox="0 0 3001 751" draw:points="0,0 3001,0 3001,751 0,751">
              <text:p/>
            </draw:polygon>
            <draw:polygon draw:style-name="gr8" draw:text-style-name="P2" draw:layer="layout" svg:width="3cm" svg:height="0.75cm" svg:x="12.75cm" svg:y="32.3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2.3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3.475cm" svg:viewBox="0 0 3001 751" draw:points="0,0 3001,0 3001,751 0,751">
              <text:p/>
            </draw:polygon>
            <draw:polygon draw:style-name="gr8" draw:text-style-name="P2" draw:layer="layout" svg:width="3cm" svg:height="0.75cm" svg:x="12.75cm" svg:y="33.47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3.5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4.675cm" svg:viewBox="0 0 3001 751" draw:points="0,0 3001,0 3001,751 0,751">
              <text:p/>
            </draw:polygon>
            <draw:polygon draw:style-name="gr8" draw:text-style-name="P2" draw:layer="layout" svg:width="3cm" svg:height="0.75cm" svg:x="12.75cm" svg:y="34.67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4.7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5.875cm" svg:viewBox="0 0 3001 751" draw:points="0,0 3001,0 3001,751 0,751">
              <text:p/>
            </draw:polygon>
            <draw:polygon draw:style-name="gr8" draw:text-style-name="P2" draw:layer="layout" svg:width="3cm" svg:height="0.75cm" svg:x="12.75cm" svg:y="35.87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5.9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7.05cm" svg:viewBox="0 0 3001 751" draw:points="0,0 3001,0 3001,751 0,751">
              <text:p/>
            </draw:polygon>
            <draw:polygon draw:style-name="gr8" draw:text-style-name="P2" draw:layer="layout" svg:width="3cm" svg:height="0.75cm" svg:x="12.75cm" svg:y="37.0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7.125cm">
            <draw:text-box>
              <text:p text:style-name="P3"><text:span text:style-name="T1">ExperimentTask</text:span></text:p>
            </draw:text-box>
          </draw:frame>
        </draw:g>
        <draw:g>
          <draw:g>
            <draw:polygon draw:style-name="gr7" draw:text-style-name="P5" draw:layer="layout" svg:width="3cm" svg:height="0.75cm" svg:x="12.75cm" svg:y="38.25cm" svg:viewBox="0 0 3001 751" draw:points="0,0 3001,0 3001,751 0,751">
              <text:p/>
            </draw:polygon>
            <draw:polygon draw:style-name="gr8" draw:text-style-name="P2" draw:layer="layout" svg:width="3cm" svg:height="0.75cm" svg:x="12.75cm" svg:y="38.25cm" svg:viewBox="0 0 3001 751" draw:points="0,0 3001,0 3001,751 0,751">
              <text:p/>
            </draw:polygon>
          </draw:g>
          <draw:frame draw:style-name="gr15" draw:text-style-name="P2" draw:layer="layout" svg:width="2.85cm" svg:height="0.6cm" svg:x="12.825cm" svg:y="38.325cm">
            <draw:text-box>
              <text:p text:style-name="P3"><text:span text:style-name="T1">ExperimentTask</text:span></text:p>
            </draw:text-box>
          </draw:frame>
        </draw:g>
      </draw:page>
      <draw:page draw:name="Graphs" draw:style-name="dp1" draw:master-page-name="PM3">
        <draw:g>
          <draw:g>
            <draw:polygon draw:style-name="gr19" draw:text-style-name="P9" draw:layer="layout" svg:width="0.5cm" svg:height="0.5cm" svg:x="1.75cm" svg:y="6.5cm" svg:viewBox="0 0 501 501" draw:points="0,0 501,0 501,501 0,501">
              <text:p/>
            </draw:polygon>
            <draw:polygon draw:style-name="gr20" draw:text-style-name="P2" draw:layer="layout" svg:width="0.5cm" svg:height="0.5cm" svg:x="1.75cm" svg:y="6.5cm" svg:viewBox="0 0 501 501" draw:points="0,0 501,0 501,501 0,501">
              <text:p/>
            </draw:polygon>
          </draw:g>
          <draw:frame draw:style-name="gr28" draw:text-style-name="P2" draw:layer="layout" svg:width="0.35cm" svg:height="0.35cm" svg:x="1.825cm" svg:y="6.57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9" draw:text-style-name="P9" draw:layer="layout" svg:width="0.5cm" svg:height="0.5cm" svg:x="3.5cm" svg:y="5cm" svg:viewBox="0 0 501 501" draw:points="0,0 501,0 501,501 0,501">
              <text:p/>
            </draw:polygon>
            <draw:polygon draw:style-name="gr20" draw:text-style-name="P2" draw:layer="layout" svg:width="0.5cm" svg:height="0.5cm" svg:x="3.5cm" svg:y="5cm" svg:viewBox="0 0 501 501" draw:points="0,0 501,0 501,501 0,501">
              <text:p/>
            </draw:polygon>
          </draw:g>
          <draw:frame draw:style-name="gr28" draw:text-style-name="P2" draw:layer="layout" svg:width="0.35cm" svg:height="0.35cm" svg:x="3.575cm" svg:y="5.07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9" draw:text-style-name="P9" draw:layer="layout" svg:width="0.5cm" svg:height="0.5cm" svg:x="3.5cm" svg:y="7.75cm" svg:viewBox="0 0 501 501" draw:points="0,0 501,0 501,501 0,501">
              <text:p/>
            </draw:polygon>
            <draw:polygon draw:style-name="gr20" draw:text-style-name="P2" draw:layer="layout" svg:width="0.5cm" svg:height="0.5cm" svg:x="3.5cm" svg:y="7.75cm" svg:viewBox="0 0 501 501" draw:points="0,0 501,0 501,501 0,501">
              <text:p/>
            </draw:polygon>
          </draw:g>
          <draw:frame draw:style-name="gr28" draw:text-style-name="P2" draw:layer="layout" svg:width="0.35cm" svg:height="0.35cm" svg:x="3.575cm" svg:y="7.82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9" draw:text-style-name="P9" draw:layer="layout" svg:width="0.5cm" svg:height="0.5cm" svg:x="6cm" svg:y="5cm" svg:viewBox="0 0 501 501" draw:points="0,0 501,0 501,501 0,501">
              <text:p/>
            </draw:polygon>
            <draw:polygon draw:style-name="gr20" draw:text-style-name="P2" draw:layer="layout" svg:width="0.5cm" svg:height="0.5cm" svg:x="6cm" svg:y="5cm" svg:viewBox="0 0 501 501" draw:points="0,0 501,0 501,501 0,501">
              <text:p/>
            </draw:polygon>
          </draw:g>
          <draw:frame draw:style-name="gr28" draw:text-style-name="P2" draw:layer="layout" svg:width="0.35cm" svg:height="0.35cm" svg:x="6.075cm" svg:y="5.07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9" draw:text-style-name="P9" draw:layer="layout" svg:width="0.5cm" svg:height="0.5cm" svg:x="6cm" svg:y="7.75cm" svg:viewBox="0 0 501 501" draw:points="0,0 501,0 501,501 0,501">
              <text:p/>
            </draw:polygon>
            <draw:polygon draw:style-name="gr20" draw:text-style-name="P2" draw:layer="layout" svg:width="0.5cm" svg:height="0.5cm" svg:x="6cm" svg:y="7.75cm" svg:viewBox="0 0 501 501" draw:points="0,0 501,0 501,501 0,501">
              <text:p/>
            </draw:polygon>
          </draw:g>
          <draw:frame draw:style-name="gr28" draw:text-style-name="P2" draw:layer="layout" svg:width="0.35cm" svg:height="0.35cm" svg:x="6.075cm" svg:y="7.825cm">
            <draw:text-box>
              <text:p text:style-name="P3"><text:span text:style-name="T1">3</text:span></text:p>
            </draw:text-box>
          </draw:frame>
        </draw:g>
        <draw:g>
          <draw:g>
            <draw:polygon draw:style-name="gr19" draw:text-style-name="P9" draw:layer="layout" svg:width="0.5cm" svg:height="0.5cm" svg:x="8cm" svg:y="6.25cm" svg:viewBox="0 0 501 501" draw:points="0,0 501,0 501,501 0,501">
              <text:p/>
            </draw:polygon>
            <draw:polygon draw:style-name="gr20" draw:text-style-name="P2" draw:layer="layout" svg:width="0.5cm" svg:height="0.5cm" svg:x="8cm" svg:y="6.25cm" svg:viewBox="0 0 501 501" draw:points="0,0 501,0 501,501 0,501">
              <text:p/>
            </draw:polygon>
          </draw:g>
          <draw:frame draw:style-name="gr28" draw:text-style-name="P2" draw:layer="layout" svg:width="0.35cm" svg:height="0.35cm" svg:x="8.075cm" svg:y="6.32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9" draw:text-style-name="P9" draw:layer="layout" svg:width="0.5cm" svg:height="0.5cm" svg:x="10.25cm" svg:y="4.75cm" svg:viewBox="0 0 501 501" draw:points="0,0 501,0 501,501 0,501">
              <text:p/>
            </draw:polygon>
            <draw:polygon draw:style-name="gr20" draw:text-style-name="P2" draw:layer="layout" svg:width="0.5cm" svg:height="0.5cm" svg:x="10.25cm" svg:y="4.75cm" svg:viewBox="0 0 501 501" draw:points="0,0 501,0 501,501 0,501">
              <text:p/>
            </draw:polygon>
          </draw:g>
          <draw:frame draw:style-name="gr28" draw:text-style-name="P2" draw:layer="layout" svg:width="0.35cm" svg:height="0.35cm" svg:x="10.325cm" svg:y="4.82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9" draw:text-style-name="P9" draw:layer="layout" svg:width="0.5cm" svg:height="0.5cm" svg:x="10.25cm" svg:y="6.25cm" svg:viewBox="0 0 501 501" draw:points="0,0 501,0 501,501 0,501">
              <text:p/>
            </draw:polygon>
            <draw:polygon draw:style-name="gr20" draw:text-style-name="P2" draw:layer="layout" svg:width="0.5cm" svg:height="0.5cm" svg:x="10.25cm" svg:y="6.25cm" svg:viewBox="0 0 501 501" draw:points="0,0 501,0 501,501 0,501">
              <text:p/>
            </draw:polygon>
          </draw:g>
          <draw:frame draw:style-name="gr28" draw:text-style-name="P2" draw:layer="layout" svg:width="0.35cm" svg:height="0.35cm" svg:x="10.325cm" svg:y="6.325cm">
            <draw:text-box>
              <text:p text:style-name="P3"><text:span text:style-name="T1">2</text:span></text:p>
            </draw:text-box>
          </draw:frame>
        </draw:g>
        <draw:g>
          <draw:g>
            <draw:polygon draw:style-name="gr19" draw:text-style-name="P9" draw:layer="layout" svg:width="0.5cm" svg:height="0.5cm" svg:x="10.25cm" svg:y="7.75cm" svg:viewBox="0 0 501 501" draw:points="0,0 501,0 501,501 0,501">
              <text:p/>
            </draw:polygon>
            <draw:polygon draw:style-name="gr20" draw:text-style-name="P2" draw:layer="layout" svg:width="0.5cm" svg:height="0.5cm" svg:x="10.25cm" svg:y="7.75cm" svg:viewBox="0 0 501 501" draw:points="0,0 501,0 501,501 0,501">
              <text:p/>
            </draw:polygon>
          </draw:g>
          <draw:frame draw:style-name="gr28" draw:text-style-name="P2" draw:layer="layout" svg:width="0.35cm" svg:height="0.35cm" svg:x="10.325cm" svg:y="7.825cm">
            <draw:text-box>
              <text:p text:style-name="P3"><text:span text:style-name="T1">3</text:span></text:p>
            </draw:text-box>
          </draw:frame>
        </draw:g>
        <draw:line draw:style-name="gr9" draw:text-style-name="P2" draw:layer="layout" svg:x1="2.25cm" svg:y1="6.501cm" svg:x2="3.501cm" svg:y2="5.25cm">
          <text:p/>
        </draw:line>
        <draw:line draw:style-name="gr9" draw:text-style-name="P2" draw:layer="layout" svg:x1="2.25cm" svg:y1="6.958cm" svg:x2="3.501cm" svg:y2="8.001cm">
          <text:p/>
        </draw:line>
        <draw:line draw:style-name="gr9" draw:text-style-name="P2" draw:layer="layout" svg:x1="4cm" svg:y1="5.25cm" svg:x2="6cm" svg:y2="5.25cm">
          <text:p/>
        </draw:line>
        <draw:line draw:style-name="gr9" draw:text-style-name="P2" draw:layer="layout" svg:x1="4cm" svg:y1="8cm" svg:x2="6cm" svg:y2="8cm">
          <text:p/>
        </draw:line>
        <draw:line draw:style-name="gr9" draw:text-style-name="P2" draw:layer="layout" svg:x1="6.5cm" svg:y1="5.406cm" svg:x2="8.001cm" svg:y2="6.345cm">
          <text:p/>
        </draw:line>
        <draw:line draw:style-name="gr9" draw:text-style-name="P2" draw:layer="layout" svg:x1="6.5cm" svg:y1="7.814cm" svg:x2="8.001cm" svg:y2="6.688cm">
          <text:p/>
        </draw:line>
        <draw:line draw:style-name="gr9" draw:text-style-name="P2" draw:layer="layout" svg:x1="8.5cm" svg:y1="6.313cm" svg:x2="10.251cm" svg:y2="5cm">
          <text:p/>
        </draw:line>
        <draw:line draw:style-name="gr9" draw:text-style-name="P2" draw:layer="layout" svg:x1="8.5cm" svg:y1="6.5cm" svg:x2="10.249cm" svg:y2="6.5cm">
          <text:p/>
        </draw:line>
        <draw:line draw:style-name="gr9" draw:text-style-name="P2" draw:layer="layout" svg:x1="8.5cm" svg:y1="6.688cm" svg:x2="10.251cm" svg:y2="8.001cm">
          <text:p/>
        </draw:line>
        <draw:g>
          <draw:g>
            <draw:polygon draw:style-name="gr19" draw:text-style-name="P9" draw:layer="layout" svg:width="0.75cm" svg:height="2.75cm" svg:x="4.75cm" svg:y="10cm" svg:viewBox="0 0 751 2751" draw:points="0,0 751,0 751,2751 0,2751">
              <text:p/>
            </draw:polygon>
            <draw:polygon draw:style-name="gr20" draw:text-style-name="P2" draw:layer="layout" svg:width="0.75cm" svg:height="2.75cm" svg:x="4.75cm" svg:y="10cm" svg:viewBox="0 0 751 2751" draw:points="0,0 751,0 751,2751 0,2751">
              <text:p/>
            </draw:polygon>
          </draw:g>
          <draw:frame draw:style-name="gr29" draw:text-style-name="P2" draw:layer="layout" svg:width="0.6cm" svg:height="5.6cm" svg:x="4.825cm" svg:y="8.575cm">
            <draw:text-box>
              <text:p text:style-name="P3"><text:span text:style-name="T1">0</text:span></text:p>
              <text:p text:style-name="P3"><text:span text:style-name="T1">---</text:span></text:p>
              <text:p text:style-name="P3"><text:span text:style-name="T1">-</text:span></text:p>
              <text:p text:style-name="P3"><text:span text:style-name="T1">-</text:span></text:p>
              <text:p text:style-name="P3"><text:span text:style-name="T1">-</text:span></text:p>
              <text:p text:style-name="P3"><text:span text:style-name="T1">2,3</text:span></text:p>
              <text:p text:style-name="P3"><text:span text:style-name="T1">-</text:span></text:p>
              <text:p text:style-name="P3"><text:span text:style-name="T1">1,2,3</text:span></text:p>
            </draw:text-box>
          </draw:frame>
        </draw:g>
        <draw:g>
          <draw:g>
            <draw:polygon draw:style-name="gr19" draw:text-style-name="P9" draw:layer="layout" svg:width="0.5cm" svg:height="0.5cm" svg:x="12.25cm" svg:y="6.25cm" svg:viewBox="0 0 501 501" draw:points="0,0 501,0 501,501 0,501">
              <text:p/>
            </draw:polygon>
            <draw:polygon draw:style-name="gr20" draw:text-style-name="P2" draw:layer="layout" svg:width="0.5cm" svg:height="0.5cm" svg:x="12.25cm" svg:y="6.25cm" svg:viewBox="0 0 501 501" draw:points="0,0 501,0 501,501 0,501">
              <text:p/>
            </draw:polygon>
          </draw:g>
          <draw:frame draw:style-name="gr28" draw:text-style-name="P2" draw:layer="layout" svg:width="0.35cm" svg:height="0.35cm" svg:x="12.325cm" svg:y="6.325cm">
            <draw:text-box>
              <text:p text:style-name="P3"><text:span text:style-name="T1">0</text:span></text:p>
            </draw:text-box>
          </draw:frame>
        </draw:g>
        <draw:line draw:style-name="gr9" draw:text-style-name="P2" draw:layer="layout" svg:x1="10.75cm" svg:y1="6.5cm" svg:x2="12.25cm" svg:y2="6.5cm">
          <text:p/>
        </draw:line>
        <draw:line draw:style-name="gr9" draw:text-style-name="P2" draw:layer="layout" svg:x1="10.75cm" svg:y1="5.187cm" svg:x2="12.251cm" svg:y2="6.313cm">
          <text:p/>
        </draw:line>
        <draw:line draw:style-name="gr9" draw:text-style-name="P2" draw:layer="layout" svg:x1="10.75cm" svg:y1="7.814cm" svg:x2="12.251cm" svg:y2="6.688cm">
          <text:p/>
        </draw:line>
        <draw:g>
          <draw:g>
            <draw:polygon draw:style-name="gr19" draw:text-style-name="P9" draw:layer="layout" svg:width="0.75cm" svg:height="2.75cm" svg:x="6.375cm" svg:y="10cm" svg:viewBox="0 0 751 2751" draw:points="0,0 751,0 751,2751 0,2751">
              <text:p/>
            </draw:polygon>
            <draw:polygon draw:style-name="gr20" draw:text-style-name="P2" draw:layer="layout" svg:width="0.75cm" svg:height="2.75cm" svg:x="6.375cm" svg:y="10cm" svg:viewBox="0 0 751 2751" draw:points="0,0 751,0 751,2751 0,2751">
              <text:p/>
            </draw:polygon>
          </draw:g>
          <draw:frame draw:style-name="gr29" draw:text-style-name="P2" draw:layer="layout" svg:width="0.6cm" svg:height="5.6cm" svg:x="6.45cm" svg:y="8.575cm">
            <draw:text-box>
              <text:p text:style-name="P3"><text:span text:style-name="T1">1</text:span></text:p>
              <text:p text:style-name="P3"><text:span text:style-name="T1">---</text:span></text:p>
              <text:p text:style-name="P3"><text:span text:style-name="T1">-</text:span></text:p>
              <text:p text:style-name="P3"><text:span text:style-name="T1">0</text:span></text:p>
              <text:p text:style-name="P3"><text:span text:style-name="T1">-</text:span></text:p>
              <text:p text:style-name="P3"><text:span text:style-name="T1">-</text:span></text:p>
              <text:p text:style-name="P3"><text:span text:style-name="T1">0</text:span></text:p>
              <text:p text:style-name="P3"><text:span text:style-name="T1">-</text:span></text:p>
            </draw:text-box>
          </draw:frame>
        </draw:g>
        <draw:g>
          <draw:g>
            <draw:polygon draw:style-name="gr19" draw:text-style-name="P9" draw:layer="layout" svg:width="0.75cm" svg:height="2.75cm" svg:x="8cm" svg:y="10cm" svg:viewBox="0 0 751 2751" draw:points="0,0 751,0 751,2751 0,2751">
              <text:p/>
            </draw:polygon>
            <draw:polygon draw:style-name="gr20" draw:text-style-name="P2" draw:layer="layout" svg:width="0.75cm" svg:height="2.75cm" svg:x="8cm" svg:y="10cm" svg:viewBox="0 0 751 2751" draw:points="0,0 751,0 751,2751 0,2751">
              <text:p/>
            </draw:polygon>
          </draw:g>
          <draw:frame draw:style-name="gr29" draw:text-style-name="P2" draw:layer="layout" svg:width="0.6cm" svg:height="5.6cm" svg:x="8.075cm" svg:y="8.575cm">
            <draw:text-box>
              <text:p text:style-name="P3"><text:span text:style-name="T1">2</text:span></text:p>
              <text:p text:style-name="P3"><text:span text:style-name="T1">---</text:span></text:p>
              <text:p text:style-name="P3"><text:span text:style-name="T1">-</text:span></text:p>
              <text:p text:style-name="P3"><text:span text:style-name="T1">0</text:span></text:p>
              <text:p text:style-name="P3"><text:span text:style-name="T1">1</text:span></text:p>
              <text:p text:style-name="P3"><text:span text:style-name="T1">-</text:span></text:p>
              <text:p text:style-name="P3"><text:span text:style-name="T1">0</text:span></text:p>
              <text:p text:style-name="P3"><text:span text:style-name="T1">-</text:span></text:p>
            </draw:text-box>
          </draw:frame>
        </draw:g>
        <draw:g>
          <draw:g>
            <draw:polygon draw:style-name="gr19" draw:text-style-name="P9" draw:layer="layout" svg:width="0.75cm" svg:height="2.75cm" svg:x="9.5cm" svg:y="10cm" svg:viewBox="0 0 751 2751" draw:points="0,0 751,0 751,2751 0,2751">
              <text:p/>
            </draw:polygon>
            <draw:polygon draw:style-name="gr20" draw:text-style-name="P2" draw:layer="layout" svg:width="0.75cm" svg:height="2.75cm" svg:x="9.5cm" svg:y="10cm" svg:viewBox="0 0 751 2751" draw:points="0,0 751,0 751,2751 0,2751">
              <text:p/>
            </draw:polygon>
          </draw:g>
          <draw:frame draw:style-name="gr29" draw:text-style-name="P2" draw:layer="layout" svg:width="0.6cm" svg:height="5.6cm" svg:x="9.575cm" svg:y="8.575cm">
            <draw:text-box>
              <text:p text:style-name="P3"><text:span text:style-name="T1">3</text:span></text:p>
              <text:p text:style-name="P3"><text:span text:style-name="T1">---</text:span></text:p>
              <text:p text:style-name="P3"><text:span text:style-name="T1">-</text:span></text:p>
              <text:p text:style-name="P3"><text:span text:style-name="T1">-</text:span></text:p>
              <text:p text:style-name="P3"><text:span text:style-name="T1">2</text:span></text:p>
              <text:p text:style-name="P3"><text:span text:style-name="T1">-</text:span></text:p>
              <text:p text:style-name="P3"><text:span text:style-name="T1">0</text:span></text:p>
              <text:p text:style-name="P3"><text:span text:style-name="T1">-</text:span></text:p>
            </draw:text-box>
          </draw:frame>
        </draw:g>
        <draw:frame draw:style-name="gr30" draw:text-style-name="P2" draw:layer="layout" svg:width="2.15cm" svg:height="0.4cm" svg:x="6.55cm" svg:y="9.05cm">
          <draw:text-box>
            <text:p text:style-name="P3"><text:span text:style-name="T1">Back-links</text:span></text:p>
          </draw:text-box>
        </draw:frame>
        <draw:g>
          <draw:g>
            <draw:polygon draw:style-name="gr19" draw:text-style-name="P9" draw:layer="layout" svg:width="0.75cm" svg:height="2.75cm" svg:x="4.625cm" svg:y="15cm" svg:viewBox="0 0 751 2751" draw:points="0,0 751,0 751,2751 0,2751">
              <text:p/>
            </draw:polygon>
            <draw:polygon draw:style-name="gr20" draw:text-style-name="P2" draw:layer="layout" svg:width="0.75cm" svg:height="2.75cm" svg:x="4.625cm" svg:y="15cm" svg:viewBox="0 0 751 2751" draw:points="0,0 751,0 751,2751 0,2751">
              <text:p/>
            </draw:polygon>
          </draw:g>
          <draw:frame draw:style-name="gr31" draw:text-style-name="P2" draw:layer="layout" svg:width="0.6cm" svg:height="2.8cm" svg:x="4.7cm" svg:y="14.975cm">
            <draw:text-box>
              <text:p text:style-name="P3"><text:span text:style-name="T1">0</text:span></text:p>
              <text:p text:style-name="P3"><text:span text:style-name="T1">---</text:span></text:p>
              <text:p text:style-name="P3"><text:span text:style-name="T1">1,2</text:span></text:p>
              <text:p text:style-name="P3"><text:span text:style-name="T1">1,2,3</text:span></text:p>
            </draw:text-box>
          </draw:frame>
        </draw:g>
        <draw:g>
          <draw:g>
            <draw:polygon draw:style-name="gr19" draw:text-style-name="P9" draw:layer="layout" svg:width="0.75cm" svg:height="2.75cm" svg:x="6.25cm" svg:y="15cm" svg:viewBox="0 0 751 2751" draw:points="0,0 751,0 751,2751 0,2751">
              <text:p/>
            </draw:polygon>
            <draw:polygon draw:style-name="gr20" draw:text-style-name="P2" draw:layer="layout" svg:width="0.75cm" svg:height="2.75cm" svg:x="6.25cm" svg:y="15cm" svg:viewBox="0 0 751 2751" draw:points="0,0 751,0 751,2751 0,2751">
              <text:p/>
            </draw:polygon>
          </draw:g>
          <draw:frame draw:style-name="gr31" draw:text-style-name="P2" draw:layer="layout" svg:width="0.6cm" svg:height="2.8cm" svg:x="6.325cm" svg:y="14.975cm">
            <draw:text-box>
              <text:p text:style-name="P3"><text:span text:style-name="T1">1</text:span></text:p>
              <text:p text:style-name="P3"><text:span text:style-name="T1">---</text:span></text:p>
              <text:p text:style-name="P3"><text:span text:style-name="T1">2</text:span></text:p>
              <text:p text:style-name="P3"><text:span text:style-name="T1">0</text:span></text:p>
            </draw:text-box>
          </draw:frame>
        </draw:g>
        <draw:g>
          <draw:g>
            <draw:polygon draw:style-name="gr19" draw:text-style-name="P9" draw:layer="layout" svg:width="0.75cm" svg:height="2.75cm" svg:x="7.875cm" svg:y="15cm" svg:viewBox="0 0 751 2751" draw:points="0,0 751,0 751,2751 0,2751">
              <text:p/>
            </draw:polygon>
            <draw:polygon draw:style-name="gr20" draw:text-style-name="P2" draw:layer="layout" svg:width="0.75cm" svg:height="2.75cm" svg:x="7.875cm" svg:y="15cm" svg:viewBox="0 0 751 2751" draw:points="0,0 751,0 751,2751 0,2751">
              <text:p/>
            </draw:polygon>
          </draw:g>
          <draw:frame draw:style-name="gr31" draw:text-style-name="P2" draw:layer="layout" svg:width="0.6cm" svg:height="2.8cm" svg:x="7.95cm" svg:y="14.975cm">
            <draw:text-box>
              <text:p text:style-name="P3"><text:span text:style-name="T1">2</text:span></text:p>
              <text:p text:style-name="P3"><text:span text:style-name="T1">---</text:span></text:p>
              <text:p text:style-name="P3"><text:span text:style-name="T1">3</text:span></text:p>
              <text:p text:style-name="P3"><text:span text:style-name="T1">0</text:span></text:p>
            </draw:text-box>
          </draw:frame>
        </draw:g>
        <draw:g>
          <draw:g>
            <draw:polygon draw:style-name="gr19" draw:text-style-name="P9" draw:layer="layout" svg:width="0.75cm" svg:height="2.75cm" svg:x="9.375cm" svg:y="15cm" svg:viewBox="0 0 751 2751" draw:points="0,0 751,0 751,2751 0,2751">
              <text:p/>
            </draw:polygon>
            <draw:polygon draw:style-name="gr20" draw:text-style-name="P2" draw:layer="layout" svg:width="0.75cm" svg:height="2.75cm" svg:x="9.375cm" svg:y="15cm" svg:viewBox="0 0 751 2751" draw:points="0,0 751,0 751,2751 0,2751">
              <text:p/>
            </draw:polygon>
          </draw:g>
          <draw:frame draw:style-name="gr31" draw:text-style-name="P2" draw:layer="layout" svg:width="0.6cm" svg:height="2.8cm" svg:x="9.45cm" svg:y="14.975cm">
            <draw:text-box>
              <text:p text:style-name="P3"><text:span text:style-name="T1">3</text:span></text:p>
              <text:p text:style-name="P3"><text:span text:style-name="T1">---</text:span></text:p>
              <text:p text:style-name="P3"><text:span text:style-name="T1">0</text:span></text:p>
              <text:p text:style-name="P3"><text:span text:style-name="T1">0</text:span></text:p>
            </draw:text-box>
          </draw:frame>
        </draw:g>
        <draw:frame draw:style-name="gr30" draw:text-style-name="P2" draw:layer="layout" svg:width="2.15cm" svg:height="0.4cm" svg:x="6.425cm" svg:y="14.05cm">
          <draw:text-box>
            <text:p text:style-name="P3"><text:span text:style-name="T1">Triggers</text:span></text:p>
          </draw:text-box>
        </draw:frame>
        <draw:line draw:style-name="gr20" draw:text-style-name="P2" draw:layer="layout" svg:x1="1cm" svg:y1="18.5cm" svg:x2="17cm" svg:y2="18.5cm">
          <text:p/>
        </draw:line>
        <draw:g>
          <draw:g>
            <draw:polygon draw:style-name="gr19" draw:text-style-name="P9" draw:layer="layout" svg:width="0.75cm" svg:height="2.75cm" svg:x="5cm" svg:y="20.5cm" svg:viewBox="0 0 751 2751" draw:points="0,0 751,0 751,2751 0,2751">
              <text:p/>
            </draw:polygon>
            <draw:polygon draw:style-name="gr20" draw:text-style-name="P2" draw:layer="layout" svg:width="0.75cm" svg:height="2.75cm" svg:x="5cm" svg:y="20.5cm" svg:viewBox="0 0 751 2751" draw:points="0,0 751,0 751,2751 0,2751">
              <text:p/>
            </draw:polygon>
          </draw:g>
          <draw:frame draw:style-name="gr31" draw:text-style-name="P2" draw:layer="layout" svg:width="0.6cm" svg:height="2.8cm" svg:x="5.075cm" svg:y="20.475cm">
            <draw:text-box>
              <text:p text:style-name="P3"><text:span text:style-name="T1">0</text:span></text:p>
              <text:p text:style-name="P3"><text:span text:style-name="T1">---</text:span></text:p>
              <text:p text:style-name="P3"><text:span text:style-name="T1">1,3</text:span></text:p>
              <text:p text:style-name="P3"><text:span text:style-name="T1">1,2,3</text:span></text:p>
            </draw:text-box>
          </draw:frame>
        </draw:g>
        <draw:g>
          <draw:g>
            <draw:polygon draw:style-name="gr19" draw:text-style-name="P9" draw:layer="layout" svg:width="0.75cm" svg:height="2.75cm" svg:x="6.625cm" svg:y="20.5cm" svg:viewBox="0 0 751 2751" draw:points="0,0 751,0 751,2751 0,2751">
              <text:p/>
            </draw:polygon>
            <draw:polygon draw:style-name="gr20" draw:text-style-name="P2" draw:layer="layout" svg:width="0.75cm" svg:height="2.75cm" svg:x="6.625cm" svg:y="20.5cm" svg:viewBox="0 0 751 2751" draw:points="0,0 751,0 751,2751 0,2751">
              <text:p/>
            </draw:polygon>
          </draw:g>
          <draw:frame draw:style-name="gr31" draw:text-style-name="P2" draw:layer="layout" svg:width="0.6cm" svg:height="2.8cm" svg:x="6.7cm" svg:y="20.475cm">
            <draw:text-box>
              <text:p text:style-name="P3"><text:span text:style-name="T1">1</text:span></text:p>
              <text:p text:style-name="P3"><text:span text:style-name="T1">---</text:span></text:p>
              <text:p text:style-name="P3"><text:span text:style-name="T1">2</text:span></text:p>
              <text:p text:style-name="P3"><text:span text:style-name="T1">3</text:span></text:p>
            </draw:text-box>
          </draw:frame>
        </draw:g>
        <draw:g>
          <draw:g>
            <draw:polygon draw:style-name="gr19" draw:text-style-name="P9" draw:layer="layout" svg:width="0.75cm" svg:height="2.75cm" svg:x="8.25cm" svg:y="20.5cm" svg:viewBox="0 0 751 2751" draw:points="0,0 751,0 751,2751 0,2751">
              <text:p/>
            </draw:polygon>
            <draw:polygon draw:style-name="gr20" draw:text-style-name="P2" draw:layer="layout" svg:width="0.75cm" svg:height="2.75cm" svg:x="8.25cm" svg:y="20.5cm" svg:viewBox="0 0 751 2751" draw:points="0,0 751,0 751,2751 0,2751">
              <text:p/>
            </draw:polygon>
          </draw:g>
          <draw:frame draw:style-name="gr31" draw:text-style-name="P2" draw:layer="layout" svg:width="0.6cm" svg:height="2.8cm" svg:x="8.325cm" svg:y="20.475cm">
            <draw:text-box>
              <text:p text:style-name="P3"><text:span text:style-name="T1">2</text:span></text:p>
              <text:p text:style-name="P3"><text:span text:style-name="T1">---</text:span></text:p>
              <text:p text:style-name="P3"><text:span text:style-name="T1">1</text:span></text:p>
              <text:p text:style-name="P3"><text:span text:style-name="T1">3</text:span></text:p>
            </draw:text-box>
          </draw:frame>
        </draw:g>
        <draw:g>
          <draw:g>
            <draw:polygon draw:style-name="gr19" draw:text-style-name="P9" draw:layer="layout" svg:width="0.75cm" svg:height="2.75cm" svg:x="9.75cm" svg:y="20.5cm" svg:viewBox="0 0 751 2751" draw:points="0,0 751,0 751,2751 0,2751">
              <text:p/>
            </draw:polygon>
            <draw:polygon draw:style-name="gr20" draw:text-style-name="P2" draw:layer="layout" svg:width="0.75cm" svg:height="2.75cm" svg:x="9.75cm" svg:y="20.5cm" svg:viewBox="0 0 751 2751" draw:points="0,0 751,0 751,2751 0,2751">
              <text:p/>
            </draw:polygon>
          </draw:g>
          <draw:frame draw:style-name="gr31" draw:text-style-name="P2" draw:layer="layout" svg:width="0.6cm" svg:height="2.8cm" svg:x="9.825cm" svg:y="20.475cm">
            <draw:text-box>
              <text:p text:style-name="P3"><text:span text:style-name="T1">3</text:span></text:p>
              <text:p text:style-name="P3"><text:span text:style-name="T1">---</text:span></text:p>
              <text:p text:style-name="P3"><text:span text:style-name="T1">2</text:span></text:p>
              <text:p text:style-name="P3"><text:span text:style-name="T1">0</text:span></text:p>
            </draw:text-box>
          </draw:frame>
        </draw:g>
        <draw:frame draw:style-name="gr30" draw:text-style-name="P2" draw:layer="layout" svg:width="2.15cm" svg:height="0.4cm" svg:x="6.8cm" svg:y="19.55cm">
          <draw:text-box>
            <text:p text:style-name="P3"><text:span text:style-name="T1">Triggers</text:span></text:p>
          </draw:text-box>
        </draw:frame>
        <draw:line draw:style-name="gr9" draw:text-style-name="P2" draw:layer="layout" svg:x1="3.5cm" svg:y1="28.001cm" svg:x2="4.751cm" svg:y2="26.75cm">
          <text:p/>
        </draw:line>
        <draw:line draw:style-name="gr9" draw:text-style-name="P2" draw:layer="layout" svg:x1="3.5cm" svg:y1="28.458cm" svg:x2="4.751cm" svg:y2="29.501cm">
          <text:p/>
        </draw:line>
        <draw:g>
          <draw:g>
            <draw:polygon draw:style-name="gr19" draw:text-style-name="P9" draw:layer="layout" svg:width="0.5cm" svg:height="0.5cm" svg:x="3cm" svg:y="28cm" svg:viewBox="0 0 501 501" draw:points="0,0 501,0 501,501 0,501">
              <text:p/>
            </draw:polygon>
            <draw:polygon draw:style-name="gr20" draw:text-style-name="P2" draw:layer="layout" svg:width="0.5cm" svg:height="0.5cm" svg:x="3cm" svg:y="28cm" svg:viewBox="0 0 501 501" draw:points="0,0 501,0 501,501 0,501">
              <text:p/>
            </draw:polygon>
          </draw:g>
          <draw:frame draw:style-name="gr28" draw:text-style-name="P2" draw:layer="layout" svg:width="0.35cm" svg:height="0.35cm" svg:x="3.075cm" svg:y="28.075cm">
            <draw:text-box>
              <text:p text:style-name="P3"><text:span text:style-name="T1">0</text:span></text:p>
            </draw:text-box>
          </draw:frame>
        </draw:g>
        <draw:line draw:style-name="gr9" draw:text-style-name="P2" draw:layer="layout" svg:x1="5.25cm" svg:y1="26.75cm" svg:x2="7.25cm" svg:y2="26.75cm">
          <text:p/>
        </draw:line>
        <draw:g>
          <draw:g>
            <draw:polygon draw:style-name="gr19" draw:text-style-name="P9" draw:layer="layout" svg:width="0.5cm" svg:height="0.5cm" svg:x="4.75cm" svg:y="26.5cm" svg:viewBox="0 0 501 501" draw:points="0,0 501,0 501,501 0,501">
              <text:p/>
            </draw:polygon>
            <draw:polygon draw:style-name="gr20" draw:text-style-name="P2" draw:layer="layout" svg:width="0.5cm" svg:height="0.5cm" svg:x="4.75cm" svg:y="26.5cm" svg:viewBox="0 0 501 501" draw:points="0,0 501,0 501,501 0,501">
              <text:p/>
            </draw:polygon>
          </draw:g>
          <draw:frame draw:style-name="gr28" draw:text-style-name="P2" draw:layer="layout" svg:width="0.35cm" svg:height="0.35cm" svg:x="4.825cm" svg:y="26.575cm">
            <draw:text-box>
              <text:p text:style-name="P3"><text:span text:style-name="T1">1</text:span></text:p>
            </draw:text-box>
          </draw:frame>
        </draw:g>
        <draw:line draw:style-name="gr9" draw:text-style-name="P2" draw:layer="layout" svg:x1="5.25cm" svg:y1="29.5cm" svg:x2="7.25cm" svg:y2="29.5cm">
          <text:p/>
        </draw:line>
        <draw:g>
          <draw:g>
            <draw:polygon draw:style-name="gr19" draw:text-style-name="P9" draw:layer="layout" svg:width="0.5cm" svg:height="0.5cm" svg:x="4.75cm" svg:y="29.25cm" svg:viewBox="0 0 501 501" draw:points="0,0 501,0 501,501 0,501">
              <text:p/>
            </draw:polygon>
            <draw:polygon draw:style-name="gr20" draw:text-style-name="P2" draw:layer="layout" svg:width="0.5cm" svg:height="0.5cm" svg:x="4.75cm" svg:y="29.25cm" svg:viewBox="0 0 501 501" draw:points="0,0 501,0 501,501 0,501">
              <text:p/>
            </draw:polygon>
          </draw:g>
          <draw:frame draw:style-name="gr28" draw:text-style-name="P2" draw:layer="layout" svg:width="0.35cm" svg:height="0.35cm" svg:x="4.825cm" svg:y="29.325cm">
            <draw:text-box>
              <text:p text:style-name="P3"><text:span text:style-name="T1">3</text:span></text:p>
            </draw:text-box>
          </draw:frame>
        </draw:g>
        <draw:line draw:style-name="gr9" draw:text-style-name="P2" draw:layer="layout" svg:x1="7.75cm" svg:y1="26.906cm" svg:x2="9.251cm" svg:y2="27.845cm">
          <text:p/>
        </draw:line>
        <draw:g>
          <draw:g>
            <draw:polygon draw:style-name="gr19" draw:text-style-name="P9" draw:layer="layout" svg:width="0.5cm" svg:height="0.5cm" svg:x="7.25cm" svg:y="26.5cm" svg:viewBox="0 0 501 501" draw:points="0,0 501,0 501,501 0,501">
              <text:p/>
            </draw:polygon>
            <draw:polygon draw:style-name="gr20" draw:text-style-name="P2" draw:layer="layout" svg:width="0.5cm" svg:height="0.5cm" svg:x="7.25cm" svg:y="26.5cm" svg:viewBox="0 0 501 501" draw:points="0,0 501,0 501,501 0,501">
              <text:p/>
            </draw:polygon>
          </draw:g>
          <draw:frame draw:style-name="gr28" draw:text-style-name="P2" draw:layer="layout" svg:width="0.35cm" svg:height="0.35cm" svg:x="7.325cm" svg:y="26.575cm">
            <draw:text-box>
              <text:p text:style-name="P3"><text:span text:style-name="T1">2</text:span></text:p>
            </draw:text-box>
          </draw:frame>
        </draw:g>
        <draw:line draw:style-name="gr9" draw:text-style-name="P2" draw:layer="layout" svg:x1="7.75cm" svg:y1="29.313cm" svg:x2="9.251cm" svg:y2="28.187cm">
          <text:p/>
        </draw:line>
        <draw:g>
          <draw:g>
            <draw:polygon draw:style-name="gr19" draw:text-style-name="P9" draw:layer="layout" svg:width="0.5cm" svg:height="0.5cm" svg:x="7.25cm" svg:y="29.25cm" svg:viewBox="0 0 501 501" draw:points="0,0 501,0 501,501 0,501">
              <text:p/>
            </draw:polygon>
            <draw:polygon draw:style-name="gr20" draw:text-style-name="P2" draw:layer="layout" svg:width="0.5cm" svg:height="0.5cm" svg:x="7.25cm" svg:y="29.25cm" svg:viewBox="0 0 501 501" draw:points="0,0 501,0 501,501 0,501">
              <text:p/>
            </draw:polygon>
          </draw:g>
          <draw:frame draw:style-name="gr28" draw:text-style-name="P2" draw:layer="layout" svg:width="0.35cm" svg:height="0.35cm" svg:x="7.325cm" svg:y="29.325cm">
            <draw:text-box>
              <text:p text:style-name="P3"><text:span text:style-name="T1">2</text:span></text:p>
            </draw:text-box>
          </draw:frame>
        </draw:g>
        <draw:line draw:style-name="gr9" draw:text-style-name="P2" draw:layer="layout" svg:x1="9.75cm" svg:y1="27.813cm" svg:x2="11.501cm" svg:y2="26.5cm">
          <text:p/>
        </draw:line>
        <draw:line draw:style-name="gr9" draw:text-style-name="P2" draw:layer="layout" svg:x1="9.75cm" svg:y1="28cm" svg:x2="11.499cm" svg:y2="28cm">
          <text:p/>
        </draw:line>
        <draw:line draw:style-name="gr9" draw:text-style-name="P2" draw:layer="layout" svg:x1="9.75cm" svg:y1="28.187cm" svg:x2="11.501cm" svg:y2="29.5cm">
          <text:p/>
        </draw:line>
        <draw:g>
          <draw:g>
            <draw:polygon draw:style-name="gr19" draw:text-style-name="P9" draw:layer="layout" svg:width="0.5cm" svg:height="0.5cm" svg:x="9.25cm" svg:y="27.75cm" svg:viewBox="0 0 501 501" draw:points="0,0 501,0 501,501 0,501">
              <text:p/>
            </draw:polygon>
            <draw:polygon draw:style-name="gr20" draw:text-style-name="P2" draw:layer="layout" svg:width="0.5cm" svg:height="0.5cm" svg:x="9.25cm" svg:y="27.75cm" svg:viewBox="0 0 501 501" draw:points="0,0 501,0 501,501 0,501">
              <text:p/>
            </draw:polygon>
          </draw:g>
          <draw:frame draw:style-name="gr28" draw:text-style-name="P2" draw:layer="layout" svg:width="0.35cm" svg:height="0.35cm" svg:x="9.325cm" svg:y="27.825cm">
            <draw:text-box>
              <text:p text:style-name="P3"><text:span text:style-name="T1">3</text:span></text:p>
            </draw:text-box>
          </draw:frame>
        </draw:g>
        <draw:line draw:style-name="gr9" draw:text-style-name="P2" draw:layer="layout" svg:x1="12cm" svg:y1="26.688cm" svg:x2="13.501cm" svg:y2="27.814cm">
          <text:p/>
        </draw:line>
        <draw:g>
          <draw:g>
            <draw:polygon draw:style-name="gr19" draw:text-style-name="P9" draw:layer="layout" svg:width="0.5cm" svg:height="0.5cm" svg:x="11.5cm" svg:y="26.25cm" svg:viewBox="0 0 501 501" draw:points="0,0 501,0 501,501 0,501">
              <text:p/>
            </draw:polygon>
            <draw:polygon draw:style-name="gr20" draw:text-style-name="P2" draw:layer="layout" svg:width="0.5cm" svg:height="0.5cm" svg:x="11.5cm" svg:y="26.25cm" svg:viewBox="0 0 501 501" draw:points="0,0 501,0 501,501 0,501">
              <text:p/>
            </draw:polygon>
          </draw:g>
          <draw:frame draw:style-name="gr28" draw:text-style-name="P2" draw:layer="layout" svg:width="0.35cm" svg:height="0.35cm" svg:x="11.575cm" svg:y="26.325cm">
            <draw:text-box>
              <text:p text:style-name="P3"><text:span text:style-name="T1">1</text:span></text:p>
            </draw:text-box>
          </draw:frame>
        </draw:g>
        <draw:line draw:style-name="gr9" draw:text-style-name="P2" draw:layer="layout" svg:x1="12cm" svg:y1="28cm" svg:x2="13.5cm" svg:y2="28cm">
          <text:p/>
        </draw:line>
        <draw:g>
          <draw:g>
            <draw:polygon draw:style-name="gr19" draw:text-style-name="P9" draw:layer="layout" svg:width="0.5cm" svg:height="0.5cm" svg:x="11.5cm" svg:y="27.75cm" svg:viewBox="0 0 501 501" draw:points="0,0 501,0 501,501 0,501">
              <text:p/>
            </draw:polygon>
            <draw:polygon draw:style-name="gr20" draw:text-style-name="P2" draw:layer="layout" svg:width="0.5cm" svg:height="0.5cm" svg:x="11.5cm" svg:y="27.75cm" svg:viewBox="0 0 501 501" draw:points="0,0 501,0 501,501 0,501">
              <text:p/>
            </draw:polygon>
          </draw:g>
          <draw:frame draw:style-name="gr28" draw:text-style-name="P2" draw:layer="layout" svg:width="0.35cm" svg:height="0.35cm" svg:x="11.575cm" svg:y="27.825cm">
            <draw:text-box>
              <text:p text:style-name="P3"><text:span text:style-name="T1">2</text:span></text:p>
            </draw:text-box>
          </draw:frame>
        </draw:g>
        <draw:line draw:style-name="gr9" draw:text-style-name="P2" draw:layer="layout" svg:x1="12cm" svg:y1="29.313cm" svg:x2="13.501cm" svg:y2="28.187cm">
          <text:p/>
        </draw:line>
        <draw:g>
          <draw:g>
            <draw:polygon draw:style-name="gr19" draw:text-style-name="P9" draw:layer="layout" svg:width="0.5cm" svg:height="0.5cm" svg:x="11.5cm" svg:y="29.25cm" svg:viewBox="0 0 501 501" draw:points="0,0 501,0 501,501 0,501">
              <text:p/>
            </draw:polygon>
            <draw:polygon draw:style-name="gr20" draw:text-style-name="P2" draw:layer="layout" svg:width="0.5cm" svg:height="0.5cm" svg:x="11.5cm" svg:y="29.25cm" svg:viewBox="0 0 501 501" draw:points="0,0 501,0 501,501 0,501">
              <text:p/>
            </draw:polygon>
          </draw:g>
          <draw:frame draw:style-name="gr28" draw:text-style-name="P2" draw:layer="layout" svg:width="0.35cm" svg:height="0.35cm" svg:x="11.575cm" svg:y="29.325cm">
            <draw:text-box>
              <text:p text:style-name="P3"><text:span text:style-name="T1">3</text:span></text:p>
            </draw:text-box>
          </draw:frame>
        </draw:g>
        <draw:g>
          <draw:g>
            <draw:polygon draw:style-name="gr19" draw:text-style-name="P9" draw:layer="layout" svg:width="0.5cm" svg:height="0.5cm" svg:x="13.5cm" svg:y="27.75cm" svg:viewBox="0 0 501 501" draw:points="0,0 501,0 501,501 0,501">
              <text:p/>
            </draw:polygon>
            <draw:polygon draw:style-name="gr20" draw:text-style-name="P2" draw:layer="layout" svg:width="0.5cm" svg:height="0.5cm" svg:x="13.5cm" svg:y="27.75cm" svg:viewBox="0 0 501 501" draw:points="0,0 501,0 501,501 0,501">
              <text:p/>
            </draw:polygon>
          </draw:g>
          <draw:frame draw:style-name="gr28" draw:text-style-name="P2" draw:layer="layout" svg:width="0.35cm" svg:height="0.35cm" svg:x="13.575cm" svg:y="27.82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9" draw:text-style-name="P9" draw:layer="layout" svg:width="2.25cm" svg:height="0.75cm" svg:x="22.75cm" svg:y="2cm" svg:viewBox="0 0 2251 751" draw:points="0,0 2251,0 2251,751 0,751">
              <text:p/>
            </draw:polygon>
            <draw:polygon draw:style-name="gr20" draw:text-style-name="P2" draw:layer="layout" svg:width="2.25cm" svg:height="0.75cm" svg:x="22.75cm" svg:y="2cm" svg:viewBox="0 0 2251 751" draw:points="0,0 2251,0 2251,751 0,751">
              <text:p/>
            </draw:polygon>
          </draw:g>
          <draw:frame draw:style-name="gr15" draw:text-style-name="P2" draw:layer="layout" svg:width="2.1cm" svg:height="0.6cm" svg:x="22.825cm" svg:y="2.075cm">
            <draw:text-box>
              <text:p text:style-name="P3"><text:span text:style-name="T1">Task</text:span></text:p>
            </draw:text-box>
          </draw:frame>
        </draw:g>
        <draw:g>
          <draw:g>
            <draw:polygon draw:style-name="gr19" draw:text-style-name="P9" draw:layer="layout" svg:width="3cm" svg:height="1.5cm" svg:x="22.375cm" svg:y="4.25cm" svg:viewBox="0 0 3001 1501" draw:points="0,0 3001,0 3001,1501 0,1501">
              <text:p/>
            </draw:polygon>
            <draw:polygon draw:style-name="gr20" draw:text-style-name="P2" draw:layer="layout" svg:width="3cm" svg:height="1.5cm" svg:x="22.375cm" svg:y="4.2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2.45cm" svg:y="4.325cm">
            <draw:text-box>
              <text:p text:style-name="P3"><text:span text:style-name="T1">TaskRunner</text:span></text:p>
            </draw:text-box>
          </draw:frame>
        </draw:g>
        <draw:g>
          <draw:g>
            <draw:polygon draw:style-name="gr19" draw:text-style-name="P9" draw:layer="layout" svg:width="3cm" svg:height="1.5cm" svg:x="20cm" svg:y="6.75cm" svg:viewBox="0 0 3001 1501" draw:points="0,0 3001,0 3001,1501 0,1501">
              <text:p/>
            </draw:polygon>
            <draw:polygon draw:style-name="gr20" draw:text-style-name="P2" draw:layer="layout" svg:width="3cm" svg:height="1.5cm" svg:x="20cm" svg:y="6.75cm" svg:viewBox="0 0 3001 1501" draw:points="0,0 3001,0 3001,1501 0,1501">
              <text:p/>
            </draw:polygon>
          </draw:g>
          <draw:frame draw:style-name="gr3" draw:text-style-name="P2" draw:layer="layout" svg:width="2.85cm" svg:height="1.35cm" svg:x="20.075cm" svg:y="6.825cm">
            <draw:text-box>
              <text:p text:style-name="P3"><text:span text:style-name="T1">SimpleTaskRunner</text:span></text:p>
            </draw:text-box>
          </draw:frame>
        </draw:g>
        <draw:polyline draw:style-name="gr32" draw:text-style-name="P2" draw:layer="layout" svg:width="2.375cm" svg:height="1cm" svg:x="21.5cm" svg:y="5.75cm" svg:viewBox="0 0 2376 1001" draw:points="0,1001 0,500 2376,500 2376,0">
          <text:p/>
        </draw:polyline>
        <draw:g>
          <draw:g>
            <draw:polygon draw:style-name="gr19" draw:text-style-name="P9" draw:layer="layout" svg:width="3.5cm" svg:height="1.5cm" svg:x="23.5cm" svg:y="6.75cm" svg:viewBox="0 0 3501 1501" draw:points="0,0 3501,0 3501,1501 0,1501">
              <text:p/>
            </draw:polygon>
            <draw:polygon draw:style-name="gr20" draw:text-style-name="P2" draw:layer="layout" svg:width="3.5cm" svg:height="1.5cm" svg:x="23.5cm" svg:y="6.75cm" svg:viewBox="0 0 3501 1501" draw:points="0,0 3501,0 3501,1501 0,1501">
              <text:p/>
            </draw:polygon>
          </draw:g>
          <draw:frame draw:style-name="gr3" draw:text-style-name="P2" draw:layer="layout" svg:width="3.35cm" svg:height="1.35cm" svg:x="23.575cm" svg:y="6.825cm">
            <draw:text-box>
              <text:p text:style-name="P3"><text:span text:style-name="T1">EvolutionTaskRunner</text:span></text:p>
            </draw:text-box>
          </draw:frame>
        </draw:g>
        <draw:polyline draw:style-name="gr32" draw:text-style-name="P2" draw:layer="layout" svg:width="1.375cm" svg:height="1cm" svg:x="23.875cm" svg:y="5.75cm" svg:viewBox="0 0 1376 1001" draw:points="1376,1001 1376,500 0,500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c7-3 13-3 20 0z"/>
    <draw:marker draw:name="Marker_5f_1" draw:display-name="Marker_1" svg:viewBox="0 0 20 30" svg:d="M10 0l-10 30h20zM10 12l-5 15h10z"/>
    <draw:stroke-dash draw:name="Dash_5f_0" draw:display-name="Dash_0" draw:style="round" draw:dots1="1" draw:dots1-length="300%" draw:dots2="1" draw:dots2-length="3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.35cm" fo:page-height="58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7T17:32:18.475537120</dc:date>
    <meta:editing-duration>PT2M4S</meta:editing-duration>
    <meta:editing-cycles>2</meta:editing-cycles>
    <meta:generator>LibreOffice/6.0.6.2$Linux_X86_64 LibreOffice_project/00m0$Build-2</meta:generator>
    <meta:document-statistic meta:object-count="1105"/>
  </office:meta>
</office:document-meta>
</file>